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65in"/>
    </style:style>
    <style:style style:name="co2" style:family="table-column">
      <style:table-column-properties fo:break-before="auto" style:column-width="0.8902in"/>
    </style:style>
    <style:style style:name="co3" style:family="table-column">
      <style:table-column-properties fo:break-before="auto" style:column-width="1.9138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020" table:default-cell-style-name="Default"/>
        <table:table-row table:style-name="ro1">
          <table:table-cell office:value-type="string">
            <text:p>pid</text:p>
          </table:table-cell>
          <table:table-cell office:value-type="string">
            <text:p>biblio_reference</text:p>
          </table:table-cell>
          <table:table-cell office:value-type="string">
            <text:p>provenance_text</text:p>
          </table:table-cell>
          <table:table-cell office:value-type="string">
            <text:p>extra_links</text:p>
          </table:table-cell>
          <table:table-cell office:value-type="string">
            <text:p>original_image_file</text:p>
          </table:table-cell>
          <table:table-cell office:value-type="string">
            <text:p>image_source_title</text:p>
          </table:table-cell>
          <table:table-cell office:value-type="string">
            <text:p>image_source_url</text:p>
          </table:table-cell>
          <table:table-cell table:number-columns-repeated="1017"/>
        </table:table-row>
        <table:table-row table:style-name="ro1">
          <table:table-cell office:value-type="float" office:value="9978">
            <text:p>9978</text:p>
          </table:table-cell>
          <table:table-cell table:number-columns-repeated="3"/>
          <table:table-cell office:value-type="string">
            <text:p>Spreuken.jpg</text:p>
          </table:table-cell>
          <table:table-cell office:value-type="string">
            <text:p>Web Gallery of Art</text:p>
          </table:table-cell>
          <table:table-cell office:value-type="string">
            <text:p>http://www.wga.hu/art/b/bruegel/pieter_e/03/07prover.jpg</text:p>
          </table:table-cell>
          <table:table-cell table:number-columns-repeated="1017"/>
        </table:table-row>
        <table:table-row table:style-name="ro1">
          <table:table-cell office:value-type="float" office:value="9979">
            <text:p>9979</text:p>
          </table:table-cell>
          <table:table-cell office:value-type="string">
            <text:p>10326 |10327 |10328 |10329 |10330 </text:p>
          </table:table-cell>
          <table:table-cell office:value-type="string">
            <text:p>Collected by German emperor Rudolph II, Prague, by 1604 through 1648., Private collection, Sweden., Brogten Collection, 1800s?., Christian Hammer Collection, Stockholm., Sold with Chrisian Hammer Collection to Chevalier Mayer van den Bergh, October 5, 1894, Cologne. At time of sale the painting was attributed to Pieter Brughel the Younger., Gifted to Foundation of Musuem Mayer van den Bergh.</text:p>
          </table:table-cell>
          <table:table-cell/>
          <table:table-cell office:value-type="string">
            <text:p>Dulle_Griet.jpg</text:p>
          </table:table-cell>
          <table:table-cell office:value-type="string">
            <text:p>Wikimedia Commons</text:p>
          </table:table-cell>
          <table:table-cell office:value-type="string">
            <text:p>https://upload.wikimedia.org/wikipedia/commons/f/f6/Mad_meg.jpg</text:p>
          </table:table-cell>
          <table:table-cell table:number-columns-repeated="1017"/>
        </table:table-row>
        <table:table-row table:style-name="ro1">
          <table:table-cell office:value-type="float" office:value="9981">
            <text:p>9981</text:p>
          </table:table-cell>
          <table:table-cell table:number-columns-repeated="3"/>
          <table:table-cell office:value-type="string">
            <text:p>Two_Monkeys.jpg</text:p>
          </table:table-cell>
          <table:table-cell/>
          <table:table-cell office:value-type="string">
            <text:p>http://www.weetwo.org/john/art/bruegel/two_monkeys.jpg</text:p>
          </table:table-cell>
          <table:table-cell table:number-columns-repeated="1017"/>
        </table:table-row>
        <table:table-row table:style-name="ro1">
          <table:table-cell office:value-type="float" office:value="9982">
            <text:p>9982</text:p>
          </table:table-cell>
          <table:table-cell table:number-columns-repeated="3"/>
          <table:table-cell office:value-type="string">
            <text:p>The_Proverbs.jpg</text:p>
          </table:table-cell>
          <table:table-cell/>
          <table:table-cell office:value-type="string">
            <text:p>https://louisefountainproverbs.files.wordpress.com/2013/03/netherlandish-proverbs-15592.jpg</text:p>
          </table:table-cell>
          <table:table-cell table:number-columns-repeated="1017"/>
        </table:table-row>
        <table:table-row table:style-name="ro1">
          <table:table-cell office:value-type="float" office:value="9983">
            <text:p>9983</text:p>
          </table:table-cell>
          <table:table-cell/>
          <table:table-cell office:value-type="string">
            <text:p>Purchased from The Sackville Gallery, London, 1912.</text:p>
          </table:table-cell>
          <table:table-cell/>
          <table:table-cell office:value-type="string">
            <text:p>The_Fall_of_Icarus.jpg</text:p>
          </table:table-cell>
          <table:table-cell office:value-type="string">
            <text:p>Wikimedia Commons</text:p>
          </table:table-cell>
          <table:table-cell office:value-type="string">
            <text:p>https://upload.wikimedia.org/wikipedia/commons/c/c2/Pieter_Bruegel_de_Oude_-_De_val_van_Icarus.jpg</text:p>
          </table:table-cell>
          <table:table-cell table:number-columns-repeated="1017"/>
        </table:table-row>
        <table:table-row table:style-name="ro1">
          <table:table-cell office:value-type="float" office:value="9984">
            <text:p>9984</text:p>
          </table:table-cell>
          <table:table-cell/>
          <table:table-cell office:value-type="string">
            <text:p>Purchased from M. Félix Stappaerts, Bruxelles, 1846.</text:p>
          </table:table-cell>
          <table:table-cell/>
          <table:table-cell office:value-type="string">
            <text:p>Fall_of_the_Rebel_Angels.jpg</text:p>
          </table:table-cell>
          <table:table-cell office:value-type="string">
            <text:p>Wikimedia Commons</text:p>
          </table:table-cell>
          <table:table-cell office:value-type="string">
            <text:p>https://upload.wikimedia.org/wikipedia/commons/9/9d/Pieter_Bruegel_the_Elder_-_The_Fall_of_the_Rebel_Angels_-_RMFAB_584_(derivative_work).jpg</text:p>
          </table:table-cell>
          <table:table-cell table:number-columns-repeated="1017"/>
        </table:table-row>
        <table:table-row table:style-name="ro1">
          <table:table-cell office:value-type="float" office:value="9985">
            <text:p>9985</text:p>
          </table:table-cell>
          <table:table-cell/>
          <table:table-cell office:value-type="string">
            <text:p>Collection of van Colen de Bouchout, Antwerp, 1892, Purchased from Edmond Huybrechts, Antwerp, May 12, 1902, # 3.</text:p>
          </table:table-cell>
          <table:table-cell/>
          <table:table-cell office:value-type="string">
            <text:p>24_The_Census_at_Bethlehem.jpg</text:p>
          </table:table-cell>
          <table:table-cell office:value-type="string">
            <text:p>Wikimedia Commons</text:p>
          </table:table-cell>
          <table:table-cell table:number-columns-repeated="1018"/>
        </table:table-row>
        <table:table-row table:style-name="ro1">
          <table:table-cell office:value-type="float" office:value="9986">
            <text:p>9986</text:p>
          </table:table-cell>
          <table:table-cell office:value-type="string">
            <text:p>8299 </text:p>
          </table:table-cell>
          <table:table-cell office:value-type="string">
            <text:p>Acquired from Edouard Fétis, Bruxelles, Gallery J. et A. Le Roy, 1909, #10., Donated by the society Les amis des Musées royaux.</text:p>
          </table:table-cell>
          <table:table-cell/>
          <table:table-cell office:value-type="string">
            <text:p>The_Adoration_of_the_Magi.jpg</text:p>
          </table:table-cell>
          <table:table-cell table:number-columns-repeated="1019"/>
        </table:table-row>
        <table:table-row table:style-name="ro1">
          <table:table-cell office:value-type="float" office:value="9987">
            <text:p>9987</text:p>
          </table:table-cell>
          <table:table-cell/>
          <table:table-cell office:value-type="string">
            <text:p>Collected by Peter Paul Rubens., Acquired by the Musées Royaux des Beaux-Arts de Belgique from the Paul Drey Gallery, 1949.</text:p>
          </table:table-cell>
          <table:table-cell/>
          <table:table-cell office:value-type="string">
            <text:p>Yawning_Man.jpg</text:p>
          </table:table-cell>
          <table:table-cell/>
          <table:table-cell office:value-type="string">
            <text:p>http://www.neurology.org/content/46/6/1767/F1.large.jpg</text:p>
          </table:table-cell>
          <table:table-cell table:number-columns-repeated="1017"/>
        </table:table-row>
        <table:table-row table:style-name="ro1">
          <table:table-cell office:value-type="float" office:value="9988">
            <text:p>9988</text:p>
          </table:table-cell>
          <table:table-cell/>
          <table:table-cell office:value-type="string">
            <text:p>Private collection, Bruxelles, before 1973., Donated by Mme Delporte-Livrauw and Dr Franz Delporte, Bruxelles, 1973.</text:p>
          </table:table-cell>
          <table:table-cell/>
          <table:table-cell office:value-type="string">
            <text:p>Winter_Landscape_with_a_Bird_Trap.jpg</text:p>
          </table:table-cell>
          <table:table-cell office:value-type="string">
            <text:p>Wikimedia Commons</text:p>
          </table:table-cell>
          <table:table-cell office:value-type="string">
            <text:p>https://upload.wikimedia.org/wikipedia/commons/6/6e/Pieter_Brueghel,_the_Younger_-_Winter_Landscape_with_Bird_Trap_-_Google_Art_Project.jpg</text:p>
          </table:table-cell>
          <table:table-cell table:number-columns-repeated="1017"/>
        </table:table-row>
        <table:table-row table:style-name="ro1">
          <table:table-cell office:value-type="float" office:value="9989">
            <text:p>9989</text:p>
          </table:table-cell>
          <table:table-cell table:number-columns-repeated="3"/>
          <table:table-cell office:value-type="string">
            <text:p>The_Wedding_Procession.jpg</text:p>
          </table:table-cell>
          <table:table-cell/>
          <table:table-cell office:value-type="string">
            <text:p>https://www.pubhist.com/works/20/large/20056.jpg</text:p>
          </table:table-cell>
          <table:table-cell table:number-columns-repeated="1017"/>
        </table:table-row>
        <table:table-row table:style-name="ro1">
          <table:table-cell office:value-type="float" office:value="9990">
            <text:p>9990</text:p>
          </table:table-cell>
          <table:table-cell/>
          <table:table-cell office:value-type="string">
            <text:p>Collection of Batthyáni counts in Németujvår, Güssing, Austria, before 1896., Collection of Szépmüvészeti Múzeum, Budapest, Hungary, 1951.</text:p>
          </table:table-cell>
          <table:table-cell/>
          <table:table-cell office:value-type="string">
            <text:p>The_Sermon_of_Saint_John_the_Baptist.jpg</text:p>
          </table:table-cell>
          <table:table-cell office:value-type="string">
            <text:p>Wikimedia Commons</text:p>
          </table:table-cell>
          <table:table-cell office:value-type="string">
            <text:p>https://upload.wikimedia.org/wikipedia/commons/f/fb/Pieter_Bruegel_the_Elder_-_The_Sermon_of_Saint_John_the_Baptist_-_Google_Art_Project.jpg</text:p>
          </table:table-cell>
          <table:table-cell table:number-columns-repeated="1017"/>
        </table:table-row>
        <table:table-row table:style-name="ro1">
          <table:table-cell office:value-type="float" office:value="9991">
            <text:p>9991</text:p>
          </table:table-cell>
          <table:table-cell/>
          <table:table-cell office:value-type="string">
            <text:p>England, Private Collection, London, Arthur J. Sulley (dealer).</text:p>
          </table:table-cell>
          <table:table-cell office:value-type="string">
            <text:p>For more bibliography see: http://www.dia.org/object-info/d33ac9fb-e03b-4287-923e-c5e42b7f65e6.aspx?position=1</text:p>
          </table:table-cell>
          <table:table-cell office:value-type="string">
            <text:p>The_Wedding_Dance.jpg</text:p>
          </table:table-cell>
          <table:table-cell office:value-type="string">
            <text:p>Wikimedia Commons</text:p>
          </table:table-cell>
          <table:table-cell office:value-type="string">
            <text:p>https://upload.wikimedia.org/wikipedia/commons/c/cd/Pieter_Bruegel_de_Oude_-_De_bruiloft_dans_(Detroit).jpg</text:p>
          </table:table-cell>
          <table:table-cell table:number-columns-repeated="1017"/>
        </table:table-row>
        <table:table-row table:style-name="ro1">
          <table:table-cell office:value-type="float" office:value="9992">
            <text:p>9992</text:p>
          </table:table-cell>
          <table:table-cell/>
          <table:table-cell office:value-type="string">
            <text:p>Bequethed to Bruegel's wife Mayken Boecke, as recorded by Van Mander.</text:p>
          </table:table-cell>
          <table:table-cell/>
          <table:table-cell office:value-type="string">
            <text:p>65_The_Magpie_on_the_Gallows_by_Pieter_Bruegel_the_Elder_Brussels_1568_oil_on_oak_-_Hessisches_Landesmuseum_Darmstadt_-_Darmstadt_Germany.jpg</text:p>
          </table:table-cell>
          <table:table-cell/>
          <table:table-cell office:value-type="string">
            <text:p>http://www.museumsyndicate.com/images/6/59082.jpg</text:p>
          </table:table-cell>
          <table:table-cell table:number-columns-repeated="1017"/>
        </table:table-row>
        <table:table-row table:style-name="ro1">
          <table:table-cell office:value-type="float" office:value="9993">
            <text:p>9993</text:p>
          </table:table-cell>
          <table:table-cell office:value-type="string">
            <text:p>10406 |10407 |10408 |10409 </text:p>
          </table:table-cell>
          <table:table-cell table:number-columns-repeated="2"/>
          <table:table-cell office:value-type="string">
            <text:p>A_Peasant_Couple_Attacked_by_Robbers.jpeg</text:p>
          </table:table-cell>
          <table:table-cell/>
          <table:table-cell office:value-type="string">
            <text:p>http://www.weetwo.org/john/art/bruegel/peasant_couple_attacked.jpg</text:p>
          </table:table-cell>
          <table:table-cell table:number-columns-repeated="1017"/>
        </table:table-row>
        <table:table-row table:style-name="ro1">
          <table:table-cell office:value-type="float" office:value="9994">
            <text:p>9994</text:p>
          </table:table-cell>
          <table:table-cell office:value-type="string">
            <text:p>8298 </text:p>
          </table:table-cell>
          <table:table-cell office:value-type="string">
            <text:p>Purchased with contributions from The Art Fund and Arthur Serena through The Art Fund, 1920.</text:p>
          </table:table-cell>
          <table:table-cell/>
          <table:table-cell office:value-type="string">
            <text:p>The_Adoration_of_the_Kings.jpg</text:p>
          </table:table-cell>
          <table:table-cell table:number-columns-repeated="1019"/>
        </table:table-row>
        <table:table-row table:style-name="ro1">
          <table:table-cell office:value-type="float" office:value="9995">
            <text:p>9995</text:p>
          </table:table-cell>
          <table:table-cell/>
          <table:table-cell office:value-type="string">
            <text:p>Purchased by the National Gallery, 1889.</text:p>
          </table:table-cell>
          <table:table-cell/>
          <table:table-cell office:value-type="string">
            <text:p>Landscape_A_River_Among_Mountains.jpg</text:p>
          </table:table-cell>
          <table:table-cell office:value-type="string">
            <text:p>See National Gallery's image licensing system</text:p>
          </table:table-cell>
          <table:table-cell table:number-columns-repeated="1018"/>
        </table:table-row>
        <table:table-row table:style-name="ro1">
          <table:table-cell office:value-type="float" office:value="9997">
            <text:p>9997</text:p>
          </table:table-cell>
          <table:table-cell/>
          <table:table-cell office:value-type="string">
            <text:p>1563 Painted for patron Cardinal Perronot de Granvelle, 1640 Antwerp Collection of Peter Paul Rubens: "A Landschap with the flight into Egipt by old Brugel", Collection of Count Antoine Seilern, before 1978., Donated to Courtauld Insitute, 1978.</text:p>
          </table:table-cell>
          <table:table-cell/>
          <table:table-cell office:value-type="string">
            <text:p>The_Flight_into_Egypt.jpg</text:p>
          </table:table-cell>
          <table:table-cell office:value-type="string">
            <text:p>WikiArt</text:p>
          </table:table-cell>
          <table:table-cell office:value-type="string">
            <text:p>http://www.wikiart.org/en/pieter-bruegel-the-elder/landscape-with-the-flight-into-egypt-1563</text:p>
          </table:table-cell>
          <table:table-cell table:number-columns-repeated="1017"/>
        </table:table-row>
        <table:table-row table:style-name="ro1">
          <table:table-cell office:value-type="float" office:value="9998">
            <text:p>9998</text:p>
          </table:table-cell>
          <table:table-cell/>
          <table:table-cell office:value-type="string">
            <text:p>Collection of Count Antoine Seilern, before 1978., Donated to Courtauld Insitute, 1978.</text:p>
          </table:table-cell>
          <table:table-cell/>
          <table:table-cell office:value-type="string">
            <text:p>Christ_and_the_Woman_Taken_in_Adultery.jpg</text:p>
          </table:table-cell>
          <table:table-cell office:value-type="string">
            <text:p>Wikimedia Commons</text:p>
          </table:table-cell>
          <table:table-cell office:value-type="string">
            <text:p>https://upload.wikimedia.org/wikipedia/commons/f/f8/Christ_and_the_Woman_Taken_in_Adultery_Bruegel.jpg</text:p>
          </table:table-cell>
          <table:table-cell table:number-columns-repeated="1017"/>
        </table:table-row>
        <table:table-row table:style-name="ro1">
          <table:table-cell office:value-type="float" office:value="9999">
            <text:p>9999</text:p>
          </table:table-cell>
          <table:table-cell/>
          <table:table-cell office:value-type="string">
            <text:p>Collection of the Emperor Rudoph II at Prague and Queen Christina of Sweden, before 1648., Moved to Sweden, became property of Queen Christina, 1648., Acquired by William Frizell from Queen Christina's collection in Antwerp during her travels to Rome, 1660., Acquired <text:s/>by Charles II, 1662.</text:p>
          </table:table-cell>
          <table:table-cell/>
          <table:table-cell office:value-type="string">
            <text:p>The_Massacre_of_the_Innocents.jpg</text:p>
          </table:table-cell>
          <table:table-cell office:value-type="string">
            <text:p>Royal Collection</text:p>
          </table:table-cell>
          <table:table-cell office:value-type="string">
            <text:p>https://www.royalcollection.org.uk/collection/405787/massacre-of-the-innocents</text:p>
          </table:table-cell>
          <table:table-cell table:number-columns-repeated="1017"/>
        </table:table-row>
        <table:table-row table:style-name="ro1">
          <table:table-cell office:value-type="float" office:value="10000">
            <text:p>10000</text:p>
          </table:table-cell>
          <table:table-cell/>
          <table:table-cell office:value-type="string">
            <text:p>Acquired by Queen Isabel Farnesio, Royal Collection, 1746-1759., Collection of Isabel Farnesio, Royal Palace of La Granja de San Ildefonso, Segovia, "Cuarto bajo-pieza segunda inmediata a la galería”, 1766., Collection of Prado Museum, Madrid, 1827.</text:p>
          </table:table-cell>
          <table:table-cell/>
          <table:table-cell office:value-type="string">
            <text:p>Prado_Triumph_of_Death.jpg</text:p>
          </table:table-cell>
          <table:table-cell office:value-type="string">
            <text:p>Wikimedia Commons</text:p>
          </table:table-cell>
          <table:table-cell office:value-type="string">
            <text:p>https://upload.wikimedia.org/wikipedia/commons/1/10/Thetriumphofdeath.jpg</text:p>
          </table:table-cell>
          <table:table-cell table:number-columns-repeated="1017"/>
        </table:table-row>
        <table:table-row table:style-name="ro1">
          <table:table-cell office:value-type="float" office:value="10001">
            <text:p>10001</text:p>
          </table:table-cell>
          <table:table-cell/>
          <table:table-cell office:value-type="string">
            <text:p>Acquired by Duke Vincenzo II, Mantua, 1608., Gonzaga Collection, Galleria della Mostra in the ducal palace, Mantua, 1626., Acquired in Italy by Luis Grancisco de la Carda y Aragón, 9th Duke of Medinaceli (1660-1711), then Spanish Ambassador in Rome (1687-1696) and Viceroy in Naples (1696-1702). <text:s/>Inventoried in his collection as #39., Spain, by 1702.</text:p>
          </table:table-cell>
          <table:table-cell office:value-type="string">
            <text:p>https://www.museodelprado.es/en/research/estudios/el-vino-de-la-fiesta-de-san-martin-pieter-bruegel-el-viejo/, http://www.culturekiosque.com/art/news/pbruegel_winefeast_ckiosque545.html</text:p>
          </table:table-cell>
          <table:table-cell office:value-type="string">
            <text:p>The_Wine_of_Saint_Martins_Day.jpg</text:p>
          </table:table-cell>
          <table:table-cell office:value-type="string">
            <text:p>Wikimedia Commons</text:p>
          </table:table-cell>
          <table:table-cell office:value-type="string">
            <text:p>https://upload.wikimedia.org/wikipedia/commons/b/b8/Bruegelsanmartin.jpg</text:p>
          </table:table-cell>
          <table:table-cell table:number-columns-repeated="1017"/>
        </table:table-row>
        <table:table-row table:style-name="ro1">
          <table:table-cell office:value-type="float" office:value="10002">
            <text:p>10002</text:p>
          </table:table-cell>
          <table:table-cell table:number-columns-repeated="3"/>
          <table:table-cell office:value-type="string">
            <text:p>The_Land_of_Cockaigne_Munich.jpg</text:p>
          </table:table-cell>
          <table:table-cell office:value-type="string">
            <text:p>Wikimedia Commons</text:p>
          </table:table-cell>
          <table:table-cell table:number-columns-repeated="1018"/>
        </table:table-row>
        <table:table-row table:style-name="ro1">
          <table:table-cell office:value-type="float" office:value="10003">
            <text:p>10003</text:p>
          </table:table-cell>
          <table:table-cell table:number-columns-repeated="3"/>
          <table:table-cell office:value-type="string">
            <text:p>Head_of_a_Peasant_Woman.jpg</text:p>
          </table:table-cell>
          <table:table-cell/>
          <table:table-cell office:value-type="string">
            <text:p>http://www.abcgallery.com/B/bruegel/bruegel162.JPG</text:p>
          </table:table-cell>
          <table:table-cell table:number-columns-repeated="1017"/>
        </table:table-row>
        <table:table-row table:style-name="ro1">
          <table:table-cell office:value-type="float" office:value="10004">
            <text:p>10004</text:p>
          </table:table-cell>
          <table:table-cell/>
          <table:table-cell office:value-type="string">
            <text:p>Collection of Giobanni Battista Massi, Parma, before 1612., Seized under court order, 1612., Naples, after 1612., Collection of Museo Nazionale di Capodimonte, Naples, present.</text:p>
          </table:table-cell>
          <table:table-cell/>
          <table:table-cell office:value-type="string">
            <text:p>The_Misanthropist.jpg</text:p>
          </table:table-cell>
          <table:table-cell office:value-type="string">
            <text:p>Wikimedia Commons</text:p>
          </table:table-cell>
          <table:table-cell table:number-columns-repeated="1018"/>
        </table:table-row>
        <table:table-row table:style-name="ro1">
          <table:table-cell office:value-type="float" office:value="10005">
            <text:p>10005</text:p>
          </table:table-cell>
          <table:table-cell/>
          <table:table-cell office:value-type="string">
            <text:p>Collection of Giobanni Battista Massi, Parma, before 1612., Seized under court order, 1612., Naples, after 1612., Confiscated by Hermann Goering and the German Army, ca. 1945, Collection of Museo Nazionale di Capodimonte, Naples, present.</text:p>
          </table:table-cell>
          <table:table-cell/>
          <table:table-cell office:value-type="string">
            <text:p>The_Parable_of_The_Blind.jpg</text:p>
          </table:table-cell>
          <table:table-cell office:value-type="string">
            <text:p>Web Gallery of Art</text:p>
          </table:table-cell>
          <table:table-cell office:value-type="string">
            <text:p>http://www.wga.hu/art/b/bruegel/pieter_e/11/01parabl.jpg</text:p>
          </table:table-cell>
          <table:table-cell table:number-columns-repeated="1017"/>
        </table:table-row>
        <table:table-row table:style-name="ro1">
          <table:table-cell office:value-type="float" office:value="10006">
            <text:p>10006</text:p>
          </table:table-cell>
          <table:table-cell/>
          <table:table-cell office:value-type="string">
            <text:p>Comissioned by Niclaes Johnelink, Anterwep, by 1566.</text:p>
          </table:table-cell>
          <table:table-cell/>
          <table:table-cell office:value-type="string">
            <text:p>The_Haymaking.jpg</text:p>
          </table:table-cell>
          <table:table-cell office:value-type="string">
            <text:p>Wikimedia Commons</text:p>
          </table:table-cell>
          <table:table-cell office:value-type="string">
            <text:p>https://upload.wikimedia.org/wikipedia/commons/a/af/Die_Heuernte.jpg</text:p>
          </table:table-cell>
          <table:table-cell table:number-columns-repeated="1017"/>
        </table:table-row>
        <table:table-row table:style-name="ro1">
          <table:table-cell office:value-type="float" office:value="10008">
            <text:p>10008</text:p>
          </table:table-cell>
          <table:table-cell/>
          <table:table-cell office:value-type="string">
            <text:p>Collection of Charles I, United Kingdom, until 1900., Private collection, England, 1950s., Purchased by Mr. Marks antiques dealer, c.1960., Purchased by Stephen Bangarth and others Christie's, sale, June 26, 1964, #6., Purchased by The Frick Collection, New York, 1965.</text:p>
          </table:table-cell>
          <table:table-cell/>
          <table:table-cell office:value-type="string">
            <text:p>Three_Soldiers.jpg</text:p>
          </table:table-cell>
          <table:table-cell office:value-type="string">
            <text:p>Wikimedia Commons</text:p>
          </table:table-cell>
          <table:table-cell office:value-type="string">
            <text:p>https://upload.wikimedia.org/wikipedia/commons/d/d1/Pieter_Bruegel_de_Oude_-_De_drie_soldaten.jpg</text:p>
          </table:table-cell>
          <table:table-cell table:number-columns-repeated="1017"/>
        </table:table-row>
        <table:table-row table:style-name="ro1">
          <table:table-cell office:value-type="float" office:value="10009">
            <text:p>10009</text:p>
          </table:table-cell>
          <table:table-cell/>
          <table:table-cell office:value-type="string">
            <text:p>Collection of Christina of Sweden, until 1652., Collection of Paul Mantz, before 1892., Gifted to Musée du Louvre by Paul Mantz, Paris, 1892., Collection of Musée du Louvre , Paris, present.</text:p>
          </table:table-cell>
          <table:table-cell/>
          <table:table-cell office:value-type="string">
            <text:p>The_Beggars.jpg</text:p>
          </table:table-cell>
          <table:table-cell office:value-type="string">
            <text:p>The Louvre</text:p>
          </table:table-cell>
          <table:table-cell office:value-type="string">
            <text:p>http://www.louvre.fr/sites/default/files/imagecache/940x768/medias/medias_images/images/louvre-les-mendiants.jpg</text:p>
          </table:table-cell>
          <table:table-cell table:number-columns-repeated="1017"/>
        </table:table-row>
        <table:table-row table:style-name="ro1">
          <table:table-cell office:value-type="float" office:value="10010">
            <text:p>10010</text:p>
          </table:table-cell>
          <table:table-cell table:number-columns-repeated="3"/>
          <table:table-cell office:value-type="string">
            <text:p>The_Visit_to_the_Farmstead.jpg</text:p>
          </table:table-cell>
          <table:table-cell/>
          <table:table-cell office:value-type="string">
            <text:p>http://www.fondationcustodia.fr/ununiversintime/plaatjes/7_brueghel_431.jpg</text:p>
          </table:table-cell>
          <table:table-cell table:number-columns-repeated="1017"/>
        </table:table-row>
        <table:table-row table:style-name="ro1">
          <table:table-cell office:value-type="float" office:value="10011">
            <text:p>10011</text:p>
          </table:table-cell>
          <table:table-cell/>
          <table:table-cell office:value-type="string">
            <text:p>Private collection of Christophe-Paul de Robien, France, before 1791., Acquired by Musée des beaux-arts, Rennes, 1791.</text:p>
          </table:table-cell>
          <table:table-cell office:value-type="string">
            <text:p>http://www.culture.gouv.fr/public/mistral/joconde_fr?ACTION=RETROUVER&amp;FIELD_98=TOUT&amp;VALUE_98=Bruegel&amp;NUMBER=8&amp;GRP=0&amp;REQ=%28%28Bruegel%29%20%3aTOUT%20%29&amp;USRNAME=nobody&amp;USRPWD=4%24%2534P&amp;SPEC=5&amp;SYN=1&amp;IMLY=&amp;MAX1=1&amp;MAX2=1&amp;MAX3=100&amp;DOM=All</text:p>
          </table:table-cell>
          <table:table-cell office:value-type="string">
            <text:p>Scene_with_Small_Figures.jpg</text:p>
          </table:table-cell>
          <table:table-cell office:value-type="string">
            <text:p>French Ministry of Culture</text:p>
          </table:table-cell>
          <table:table-cell office:value-type="string">
            <text:p>http://www.culture.gouv.fr/Wave/image/joconde/0665/m021101_0006286_p.jpg</text:p>
          </table:table-cell>
          <table:table-cell table:number-columns-repeated="1017"/>
        </table:table-row>
        <table:table-row table:style-name="ro1">
          <table:table-cell office:value-type="float" office:value="10012">
            <text:p>10012</text:p>
          </table:table-cell>
          <table:table-cell/>
          <table:table-cell office:value-type="string">
            <text:p>Acquired from collection of D.G. van Beuningen, 1958</text:p>
          </table:table-cell>
          <table:table-cell/>
          <table:table-cell office:value-type="string">
            <text:p>Tower_of_Babel.jpg</text:p>
          </table:table-cell>
          <table:table-cell office:value-type="string">
            <text:p>Wikimedia Commons</text:p>
          </table:table-cell>
          <table:table-cell office:value-type="string">
            <text:p>https://upload.wikimedia.org/wikipedia/commons/2/29/Pieter_Bruegel_the_Elder_-_The_Tower_of_Babel_(Rotterdam)_-_Google_Art_Project.jpg</text:p>
          </table:table-cell>
          <table:table-cell table:number-columns-repeated="1017"/>
        </table:table-row>
        <table:table-row table:style-name="ro1">
          <table:table-cell office:value-type="float" office:value="10013">
            <text:p>10013</text:p>
          </table:table-cell>
          <table:table-cell/>
          <table:table-cell office:value-type="string">
            <text:p>Collection of Cardinal Perrenot de Granville?, Low Countries, 1607., Collection of Cardinal Francesco Maria del Monte, Rome, 1627., Collection of Peter Paul Rubens?, 1640., Collection of Galleria Doria Pamphilj, Rome.</text:p>
          </table:table-cell>
          <table:table-cell office:value-type="string">
            <text:p>http://www.doriapamphilj.it/roma/en/pieter-brueghel-returned-to-port/</text:p>
          </table:table-cell>
          <table:table-cell office:value-type="string">
            <text:p>View_of_the_Bay_of_Naples.jpg</text:p>
          </table:table-cell>
          <table:table-cell office:value-type="string">
            <text:p>Doria Pamphilj</text:p>
          </table:table-cell>
          <table:table-cell office:value-type="string">
            <text:p>http://www.doriapamphilj.it/roma/it/wp-content/uploads/2015/05/ADP-Fc-546-post-restauro.jpg</text:p>
          </table:table-cell>
          <table:table-cell table:number-columns-repeated="1017"/>
        </table:table-row>
        <table:table-row table:style-name="ro1">
          <table:table-cell office:value-type="float" office:value="10014">
            <text:p>10014</text:p>
          </table:table-cell>
          <table:table-cell/>
          <table:table-cell office:value-type="string">
            <text:p>Purchased by Fernand Stuyck del Bruyère at Fievez Gallerey, Brussels, Antwerp, 1924., Acquired by the Putnam Foundation, 1957., Collection of Timken Museum of Art, San Diego, 1965.</text:p>
          </table:table-cell>
          <table:table-cell/>
          <table:table-cell office:value-type="string">
            <text:p>Landscape_with_the_Parable_of_the_Sower.jpg</text:p>
          </table:table-cell>
          <table:table-cell office:value-type="string">
            <text:p>Timken Museum</text:p>
          </table:table-cell>
          <table:table-cell office:value-type="string">
            <text:p>http://www.timkenmuseum.org/sites/default/files/Bruegel_0.jpg</text:p>
          </table:table-cell>
          <table:table-cell table:number-columns-repeated="1017"/>
        </table:table-row>
        <table:table-row table:style-name="ro1">
          <table:table-cell office:value-type="float" office:value="10015">
            <text:p>10015</text:p>
          </table:table-cell>
          <table:table-cell/>
          <table:table-cell office:value-type="string">
            <text:p>Collection of Rudolf II., Vienna treasury, Vienna, 1748., Acquired by the Kunsthistorisches Museum from the Vienna treasury, Vienna, after 1748.</text:p>
          </table:table-cell>
          <table:table-cell/>
          <table:table-cell office:value-type="string">
            <text:p>Battle_Between_Carnival_and_Lent.jpg</text:p>
          </table:table-cell>
          <table:table-cell office:value-type="string">
            <text:p>Wikimedia Commons</text:p>
          </table:table-cell>
          <table:table-cell table:number-columns-repeated="1018"/>
        </table:table-row>
        <table:table-row table:style-name="ro1">
          <table:table-cell office:value-type="float" office:value="10016">
            <text:p>10016</text:p>
          </table:table-cell>
          <table:table-cell/>
          <table:table-cell office:value-type="string">
            <text:p>Acquired by Archduke Ernst, Brussels, 1594.</text:p>
          </table:table-cell>
          <table:table-cell/>
          <table:table-cell office:value-type="string">
            <text:p>Childrens_Games.jpg</text:p>
          </table:table-cell>
          <table:table-cell office:value-type="string">
            <text:p>Wikimedia Commons</text:p>
          </table:table-cell>
          <table:table-cell table:number-columns-repeated="1018"/>
        </table:table-row>
        <table:table-row table:style-name="ro1">
          <table:table-cell office:value-type="float" office:value="10017">
            <text:p>10017</text:p>
          </table:table-cell>
          <table:table-cell/>
          <table:table-cell office:value-type="string">
            <text:p>Collection of Peter Paul Rubens, inventory #212?, 1640., Colleciton of Collection of Nicolaas Jongelinck, 1566., Collection of the city of Antwerp, Antwerp, 1566.</text:p>
          </table:table-cell>
          <table:table-cell/>
          <table:table-cell office:value-type="string">
            <text:p>The_Suicide_of_Saul.jpg</text:p>
          </table:table-cell>
          <table:table-cell office:value-type="string">
            <text:p>Wikimedia Commons</text:p>
          </table:table-cell>
          <table:table-cell office:value-type="string">
            <text:p>https://upload.wikimedia.org/wikipedia/commons/c/ca/Pieter_Bruegel_the_Elder_-_The_Suicide_of_Saul_-_WGA3325.jpg</text:p>
          </table:table-cell>
          <table:table-cell table:number-columns-repeated="1017"/>
        </table:table-row>
        <table:table-row table:style-name="ro1">
          <table:table-cell office:value-type="float" office:value="10018">
            <text:p>10018</text:p>
          </table:table-cell>
          <table:table-cell office:value-type="string">
            <text:p>10121 </text:p>
          </table:table-cell>
          <table:table-cell office:value-type="string">
            <text:p>Collection of Nicolaas Jongelinck, 1566., Collection of the city of Antwerp, Antwerp, 1566., Collection of Rudolf II, Prague., Collection of Archduke Leopold Wilhelm, Vienna, 1659.</text:p>
          </table:table-cell>
          <table:table-cell/>
          <table:table-cell office:value-type="string">
            <text:p>The_Tower_of_Babel.jpg</text:p>
          </table:table-cell>
          <table:table-cell office:value-type="string">
            <text:p>Wikimedia Commons</text:p>
          </table:table-cell>
          <table:table-cell office:value-type="string">
            <text:p>https://upload.wikimedia.org/wikipedia/commons/thumb/f/fc/Pieter_Bruegel_the_Elder_-_The_Tower_of_Babel_(Vienna)_-_Google_Art_Project_-_edited.jpg/1280px-Pieter_Bruegel_the_Elder_-_The_Tower_of_Babel_(Vienna)_-_Google_Art_Project_-_edited.jpg</text:p>
          </table:table-cell>
          <table:table-cell table:number-columns-repeated="1017"/>
        </table:table-row>
        <table:table-row table:style-name="ro1">
          <table:table-cell office:value-type="float" office:value="10019">
            <text:p>10019</text:p>
          </table:table-cell>
          <table:table-cell/>
          <table:table-cell office:value-type="string">
            <text:p>Collection of Nicolaas Jongelinck, 1566., Collection of the city of Antwerp, Antwerp, 1566., Collection of Archduke Ernst, Brussels?, 1595., Collection of Rudolf II, after 1595., Vienna treasury, Vienna, 1748., Pressburg (?), 1781., Kunsthistorisches Museum, Vienna, 1783.</text:p>
          </table:table-cell>
          <table:table-cell/>
          <table:table-cell office:value-type="string">
            <text:p>Christ_Carrying_the_Cross.jpg</text:p>
          </table:table-cell>
          <table:table-cell office:value-type="string">
            <text:p>Wikimedia Commons</text:p>
          </table:table-cell>
          <table:table-cell table:number-columns-repeated="1018"/>
        </table:table-row>
        <table:table-row table:style-name="ro1">
          <table:table-cell office:value-type="float" office:value="10020">
            <text:p>10020</text:p>
          </table:table-cell>
          <table:table-cell/>
          <table:table-cell office:value-type="string">
            <text:p>Collection of Nicolaas Jongelinck, before 1594., Gifted by the City of Antwerp to Archduke Ernst, 1594., Collection of Archduke Ernst, 1595., Collection of Rudolf II., Collection of Leopold Wilhelm.</text:p>
          </table:table-cell>
          <table:table-cell/>
          <table:table-cell office:value-type="string">
            <text:p>The_Return_of_the_Herd.jpg</text:p>
          </table:table-cell>
          <table:table-cell/>
          <table:table-cell office:value-type="string">
            <text:p>http://williambryantlogan.com/wp-content/uploads/2012/10/the-return-of-the-herd.jpg</text:p>
          </table:table-cell>
          <table:table-cell table:number-columns-repeated="1017"/>
        </table:table-row>
        <table:table-row table:style-name="ro1">
          <table:table-cell office:value-type="float" office:value="10021">
            <text:p>10021</text:p>
          </table:table-cell>
          <table:table-cell/>
          <table:table-cell office:value-type="string">
            <text:p>Collection of Nicolaas Jongelinck, 1566., Collection of the city of Antwerp, Antwerp, 1566., Gifted by City of Antwerp to Archduke Ernst, 1594., Collection of Rudolf II, after 1594., Collection of Archduke Leopold Wilhelm, 1659.</text:p>
          </table:table-cell>
          <table:table-cell/>
          <table:table-cell office:value-type="string">
            <text:p>Hunters_in_the_Snow.jpg</text:p>
          </table:table-cell>
          <table:table-cell office:value-type="string">
            <text:p>Wikimedia Commons</text:p>
          </table:table-cell>
          <table:table-cell office:value-type="string">
            <text:p>https://upload.wikimedia.org/wikipedia/commons/thumb/d/d8/Pieter_Bruegel_the_Elder_-_Hunters_in_the_Snow_(Winter)_-_Google_Art_Project.jpg/1280px-Pieter_Bruegel_the_Elder_-_Hunters_in_the_Snow_(Winter)_-_Google_Art_Project.jpg</text:p>
          </table:table-cell>
          <table:table-cell table:number-columns-repeated="1017"/>
        </table:table-row>
        <table:table-row table:style-name="ro1">
          <table:table-cell office:value-type="float" office:value="10022">
            <text:p>10022</text:p>
          </table:table-cell>
          <table:table-cell/>
          <table:table-cell office:value-type="string">
            <text:p>Collection of Nicolaas Jongelinck, 1566., Collection of the city of Antwerp, Antwerp, 1566., Gifted by City of Antwerp to Archduke Ernst, 1594., Collection of Rudolf II, after 1594., Collection of Archduke Leopold Wilhelm, 1659.</text:p>
          </table:table-cell>
          <table:table-cell/>
          <table:table-cell office:value-type="string">
            <text:p>Dark_Day_0.jpg</text:p>
          </table:table-cell>
          <table:table-cell/>
          <table:table-cell office:value-type="string">
            <text:p>https://viewfromaburrow.files.wordpress.com/2013/11/the-gloomy-day-februarymarch.jpg</text:p>
          </table:table-cell>
          <table:table-cell table:number-columns-repeated="1017"/>
        </table:table-row>
        <table:table-row table:style-name="ro1">
          <table:table-cell office:value-type="float" office:value="10023">
            <text:p>10023</text:p>
          </table:table-cell>
          <table:table-cell/>
          <table:table-cell office:value-type="string">
            <text:p>Acquired by Archduke Ernst, Brussels, 1594., Moved from Prague to Vienna, 1876.</text:p>
          </table:table-cell>
          <table:table-cell/>
          <table:table-cell office:value-type="string">
            <text:p>The_Conversion_of_Saul_0.jpg</text:p>
          </table:table-cell>
          <table:table-cell office:value-type="string">
            <text:p>Wikimedia Commons</text:p>
          </table:table-cell>
          <table:table-cell office:value-type="string">
            <text:p>https://upload.wikimedia.org/wikipedia/commons/5/5c/Pieter_Bruegel_the_Elder_-_The_Conversion_of_Saul_-_WGA3329.jpg</text:p>
          </table:table-cell>
          <table:table-cell table:number-columns-repeated="1017"/>
        </table:table-row>
        <table:table-row table:style-name="ro1">
          <table:table-cell office:value-type="float" office:value="10024">
            <text:p>10024</text:p>
          </table:table-cell>
          <table:table-cell/>
          <table:table-cell office:value-type="string">
            <text:p>Acquired by Archduke Ernst, Brussels, 1594., Collection of Emperor Rudolf II ?, Collection of Archduke Leopold Wilhelm, 1659.</text:p>
          </table:table-cell>
          <table:table-cell/>
          <table:table-cell office:value-type="string">
            <text:p>The_Wedding_Banquet.jpg</text:p>
          </table:table-cell>
          <table:table-cell office:value-type="string">
            <text:p>Wikimedia Commons</text:p>
          </table:table-cell>
          <table:table-cell office:value-type="string">
            <text:p>https://upload.wikimedia.org/wikipedia/commons/7/70/Pieter_Bruegel_the_Elder_-_Peasant_Wedding_-_Google_Art_Project_2.jpg</text:p>
          </table:table-cell>
          <table:table-cell table:number-columns-repeated="1017"/>
        </table:table-row>
        <table:table-row table:style-name="ro1">
          <table:table-cell office:value-type="float" office:value="10025">
            <text:p>10025</text:p>
          </table:table-cell>
          <table:table-cell/>
          <table:table-cell office:value-type="string">
            <text:p>n New Castle, Vienna, 1610-1619., Collection of Vienna treasury, before 1748., Moved into the gallery, Vienna, 1748.</text:p>
          </table:table-cell>
          <table:table-cell/>
          <table:table-cell office:value-type="string">
            <text:p>The_Village_Kermis.jpg</text:p>
          </table:table-cell>
          <table:table-cell office:value-type="string">
            <text:p>Wikimedia Commons</text:p>
          </table:table-cell>
          <table:table-cell table:number-columns-repeated="1018"/>
        </table:table-row>
        <table:table-row table:style-name="ro1">
          <table:table-cell office:value-type="float" office:value="10026">
            <text:p>10026</text:p>
          </table:table-cell>
          <table:table-cell/>
          <table:table-cell office:value-type="string">
            <text:p>Collection of Leopold Wilhelm.</text:p>
          </table:table-cell>
          <table:table-cell/>
          <table:table-cell office:value-type="string">
            <text:p>The_Birdnester.jpg</text:p>
          </table:table-cell>
          <table:table-cell office:value-type="string">
            <text:p>Wikimedia Commons</text:p>
          </table:table-cell>
          <table:table-cell office:value-type="string">
            <text:p>https://upload.wikimedia.org/wikipedia/commons/4/40/Pieter_Bruegel_the_Elder_-_The_Peasant_and_the_Birdnester_-_WGA3519.jpg</text:p>
          </table:table-cell>
          <table:table-cell table:number-columns-repeated="1017"/>
        </table:table-row>
        <table:table-row table:style-name="ro1">
          <table:table-cell office:value-type="float" office:value="10027">
            <text:p>10027</text:p>
          </table:table-cell>
          <table:table-cell/>
          <table:table-cell office:value-type="string">
            <text:p>Belvedere Depot, 1884, detectable in the gallery</text:p>
          </table:table-cell>
          <table:table-cell/>
          <table:table-cell office:value-type="string">
            <text:p>Bruegel_Momper_storm.jpg</text:p>
          </table:table-cell>
          <table:table-cell office:value-type="string">
            <text:p>ArtStor</text:p>
          </table:table-cell>
          <table:table-cell table:number-columns-repeated="1018"/>
        </table:table-row>
        <table:table-row table:style-name="ro1">
          <table:table-cell office:value-type="float" office:value="10029">
            <text:p>10029</text:p>
          </table:table-cell>
          <table:table-cell/>
          <table:table-cell office:value-type="string">
            <text:p>Collection of Everard Jabach, July 17, 1696, inv# 243., Acquired by Oskar Reinhart from the Paul Cassier gallery, Berlin, Germany, 1930.</text:p>
          </table:table-cell>
          <table:table-cell/>
          <table:table-cell office:value-type="string">
            <text:p>The_Adoration_of_the_Magi_in_the_Snow.jpg</text:p>
          </table:table-cell>
          <table:table-cell office:value-type="string">
            <text:p>Web Gallery of Art</text:p>
          </table:table-cell>
          <table:table-cell office:value-type="string">
            <text:p>http://www.wga.hu/art/b/bruegel/pieter_e/08/07snow.jpg</text:p>
          </table:table-cell>
          <table:table-cell table:number-columns-repeated="1017"/>
        </table:table-row>
        <table:table-row table:style-name="ro1">
          <table:table-cell office:value-type="float" office:value="10030">
            <text:p>10030</text:p>
          </table:table-cell>
          <table:table-cell table:number-columns-repeated="3"/>
          <table:table-cell office:value-type="string">
            <text:p>Christ_Appearing_to_his_Disciples_at_the_Sea_of_Tiberias.jpg</text:p>
          </table:table-cell>
          <table:table-cell table:number-columns-repeated="1019"/>
        </table:table-row>
        <table:table-row table:style-name="ro1">
          <table:table-cell office:value-type="float" office:value="10031">
            <text:p>10031</text:p>
          </table:table-cell>
          <table:table-cell/>
          <table:table-cell office:value-type="string">
            <text:p>Collected by Abraham Ortelius,1590., Collection of Isabella Brant, first wife of Sir Peter Paul Rubens, 1641(?)., Collection of Jean-Baptiste Anthoine, Antwerp, 1691., Collection of Robert Langton Douglas, circa 1930., Collection of Lord Lee of Fareham, 1930, from whom it was acquired by Lord Bearsted the same year., Given to Upton House to the National Trust by Walter Samuel, 1948.</text:p>
          </table:table-cell>
          <table:table-cell/>
          <table:table-cell office:value-type="string">
            <text:p>The_Death_of_the_Virgin_Banbury.jpg</text:p>
          </table:table-cell>
          <table:table-cell/>
          <table:table-cell office:value-type="string">
            <text:p>http://www.weetwo.org/john/art/bruegel/death_of_the_virgin.jpg</text:p>
          </table:table-cell>
          <table:table-cell table:number-columns-repeated="1017"/>
        </table:table-row>
        <table:table-row table:style-name="ro1">
          <table:table-cell office:value-type="float" office:value="10032">
            <text:p>10032</text:p>
          </table:table-cell>
          <table:table-cell/>
          <table:table-cell office:value-type="string">
            <text:p>Collected by Chevalier Jean-Charles van der Renne de Daelenbroeck (1769-1827), Château de Daelenbroeck, Herkenbosch., Left at Daelenbroeck to Cécile van der Renne de Daelenbroeck (1878-1949), who married in 1902 Chevalier Stanislas van Outryve d'Ydewalle (1871-1959)., Left to St André lez Bruges., Christie's, London, July 10, 2002, #37.</text:p>
          </table:table-cell>
          <table:table-cell/>
          <table:table-cell office:value-type="string">
            <text:p>The_Drunk_Cast_into_the_Pigsty.jpg</text:p>
          </table:table-cell>
          <table:table-cell office:value-type="string">
            <text:p>Wikimedia Commons</text:p>
          </table:table-cell>
          <table:table-cell office:value-type="string">
            <text:p>https://upload.wikimedia.org/wikipedia/commons/e/e4/Pieter_Brueghel_the_elder_-_1568_-_The_Drunkard_pushed_into_the_pigsty.jpg</text:p>
          </table:table-cell>
          <table:table-cell table:number-columns-repeated="1017"/>
        </table:table-row>
        <table:table-row table:style-name="ro1">
          <table:table-cell office:value-type="float" office:value="10033">
            <text:p>10033</text:p>
          </table:table-cell>
          <table:table-cell/>
          <table:table-cell office:value-type="string">
            <text:p>Commissioned by Niclaes Jongelinck, Antwerp, by 1566., Collection of Hane von Wijke, Antwerp, until 1594., Sold for fl 1,400 to Antwerp City Council as a gift for Archduke Ernst, Antwerp, 1594., Collection of Archduke Ernst, Brussels, until 1595., Collection of Emperor Rudolph II, Prague, until 1612., Collection of Archduke Leopold Wilhelm, Brussels and Vienna, until 1662., Collection of Emperor Leopold I, Vienna, until 1705., Imperial collection, Vienna, until 1809., Collection of Comte Antoine-François Andréossy, Vienna and Paris, until 1816., Pérignon, Paris, sale March 11, 1816, #1., Collection of Jacques Doucet, Paris, until 1911., Purchased by Paul Jean Cels, Brussels, 1912., Purchased by The Metropolitan Museum of Art, New York, 1919.</text:p>
          </table:table-cell>
          <table:table-cell/>
          <table:table-cell office:value-type="string">
            <text:p>The_Harvesters.jpg</text:p>
          </table:table-cell>
          <table:table-cell office:value-type="string">
            <text:p>The Met</text:p>
          </table:table-cell>
          <table:table-cell office:value-type="string">
            <text:p>http://www.metmuseum.org/art/collection/search/435809</text:p>
          </table:table-cell>
          <table:table-cell table:number-columns-repeated="1017"/>
        </table:table-row>
        <table:table-row table:style-name="ro1">
          <table:table-cell office:value-type="float" office:value="10034">
            <text:p>10034</text:p>
          </table:table-cell>
          <table:table-cell/>
          <table:table-cell office:value-type="string">
            <text:p>Private collection, Brussels., Robert Frank, London, by 1935, M. Knoedler &amp; Co., New York, on consignment from Robert Frank, 1937-1945, Owned with Pinakos [Rudolf Heinemann], 1945-1950, Purchased 1950 by the Samuel H. Kress Foundation, New York, Gift 1952 by exchange to NGA.</text:p>
          </table:table-cell>
          <table:table-cell/>
          <table:table-cell office:value-type="string">
            <text:p>4_anthony.jpg</text:p>
          </table:table-cell>
          <table:table-cell office:value-type="string">
            <text:p>National Gallery of Art</text:p>
          </table:table-cell>
          <table:table-cell office:value-type="string">
            <text:p>http://www.nga.gov/content/ngaweb/Collection/art-object-page.41602.html</text:p>
          </table:table-cell>
          <table:table-cell table:number-columns-repeated="1017"/>
        </table:table-row>
        <table:table-row table:style-name="ro1">
          <table:table-cell office:value-type="float" office:value="10035">
            <text:p>10035</text:p>
          </table:table-cell>
          <table:table-cell/>
          <table:table-cell office:value-type="string">
            <text:p>Old collection of the kings, Initials L.2961, Stamp of the Louvre L.1899 and 2207.</text:p>
          </table:table-cell>
          <table:table-cell/>
          <table:table-cell office:value-type="string">
            <text:p>1_River_Landscape.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36">
            <text:p>10036</text:p>
          </table:table-cell>
          <table:table-cell/>
          <table:table-cell office:value-type="string">
            <text:p>A. von Beckerath (L.2504), aquired 1902.</text:p>
          </table:table-cell>
          <table:table-cell/>
          <table:table-cell office:value-type="string">
            <text:p>2_Southern_Cloister_in_a_Valley.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37">
            <text:p>10037</text:p>
          </table:table-cell>
          <table:table-cell/>
          <table:table-cell office:value-type="string">
            <text:p>Old property of the Ambrosiana , extracted from a tape.</text:p>
          </table:table-cell>
          <table:table-cell/>
          <table:table-cell office:value-type="string">
            <text:p>3_Wooden_Landscape_with_Mills.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38">
            <text:p>10038</text:p>
          </table:table-cell>
          <table:table-cell/>
          <table:table-cell office:value-type="string">
            <text:p>Beets, Auction Mensing, Amsterdam 9th - 11th April 1940 No 21. Welcker ( L. Suppl . 2793 c ).</text:p>
          </table:table-cell>
          <table:table-cell/>
          <table:table-cell office:value-type="string">
            <text:p>4_Path_through_a_Village.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39">
            <text:p>10039</text:p>
          </table:table-cell>
          <table:table-cell/>
          <table:table-cell office:value-type="string">
            <text:p>Koenigs (L.1023a, Suppl.), gift from D.G. van Beuningen 1941.</text:p>
          </table:table-cell>
          <table:table-cell/>
          <table:table-cell office:value-type="string">
            <text:p>5_Mule_Caravan_on_a_Hillside.jpg</text:p>
          </table:table-cell>
          <table:table-cell office:value-type="string">
            <text:p>Wikimedia Commons</text:p>
          </table:table-cell>
          <table:table-cell office:value-type="string">
            <text:p>http://commons.wikimedia.org/wiki/File:Pieter_Bruegel_the_Elder_-_ca._1552_-_Mule_Caravan_on_Hillside.jpg</text:p>
          </table:table-cell>
          <table:table-cell table:number-columns-repeated="1017"/>
        </table:table-row>
        <table:table-row table:style-name="ro1">
          <table:table-cell office:value-type="float" office:value="10040">
            <text:p>10040</text:p>
          </table:table-cell>
          <table:table-cell table:number-columns-repeated="3"/>
          <table:table-cell office:value-type="string">
            <text:p>5a_Mule_Caravan_on_a_Hillside_Copy_Munich.jpg</text:p>
          </table:table-cell>
          <table:table-cell table:number-columns-repeated="1019"/>
        </table:table-row>
        <table:table-row table:style-name="ro1">
          <table:table-cell office:value-type="float" office:value="10041">
            <text:p>10041</text:p>
          </table:table-cell>
          <table:table-cell table:number-columns-repeated="3"/>
          <table:table-cell office:value-type="string">
            <text:p>5b_Mule_Caravan_on_a_Hillside_Copy_Paris.jpg</text:p>
          </table:table-cell>
          <table:table-cell table:number-columns-repeated="1019"/>
        </table:table-row>
        <table:table-row table:style-name="ro1">
          <table:table-cell office:value-type="float" office:value="10042">
            <text:p>10042</text:p>
          </table:table-cell>
          <table:table-cell table:number-columns-repeated="3"/>
          <table:table-cell office:value-type="string">
            <text:p>6_Mountain_Landscape_with_Ridge_and_Valley.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43">
            <text:p>10043</text:p>
          </table:table-cell>
          <table:table-cell/>
          <table:table-cell office:value-type="string">
            <text:p>Aquired from the heirs of Norweigian landscape painters Joh. Christain Dahl in 1903.</text:p>
          </table:table-cell>
          <table:table-cell/>
          <table:table-cell office:value-type="string">
            <text:p>7_Pastoral_Landscape.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44">
            <text:p>10044</text:p>
          </table:table-cell>
          <table:table-cell table:number-columns-repeated="3"/>
          <table:table-cell office:value-type="string">
            <text:p>7A_Wooded_Landscape_with_a_Distant_View_toward_the_Sea_Copy.jpg</text:p>
          </table:table-cell>
          <table:table-cell office:value-type="string">
            <text:p>Harvard Art Museum</text:p>
          </table:table-cell>
          <table:table-cell office:value-type="string">
            <text:p>http://www.harvardartmuseums.org/collections/object/191990</text:p>
          </table:table-cell>
          <table:table-cell table:number-columns-repeated="1017"/>
        </table:table-row>
        <table:table-row table:style-name="ro1">
          <table:table-cell office:value-type="float" office:value="10045">
            <text:p>10045</text:p>
          </table:table-cell>
          <table:table-cell/>
          <table:table-cell office:value-type="string">
            <text:p>Richard Day, London.</text:p>
          </table:table-cell>
          <table:table-cell/>
          <table:table-cell office:value-type="string">
            <text:p>8_Cow_Pasture_before_a_Farmhouse.jpg</text:p>
          </table:table-cell>
          <table:table-cell table:number-columns-repeated="1019"/>
        </table:table-row>
        <table:table-row table:style-name="ro1">
          <table:table-cell office:value-type="float" office:value="10046">
            <text:p>10046</text:p>
          </table:table-cell>
          <table:table-cell table:number-columns-repeated="3"/>
          <table:table-cell office:value-type="string">
            <text:p>9_Landscape_with_a_Group_of_Trees.jpg</text:p>
          </table:table-cell>
          <table:table-cell table:number-columns-repeated="1019"/>
        </table:table-row>
        <table:table-row table:style-name="ro1">
          <table:table-cell office:value-type="float" office:value="10047">
            <text:p>10047</text:p>
          </table:table-cell>
          <table:table-cell/>
          <table:table-cell office:value-type="string">
            <text:p>The red chalk numbering on the back shows that in the 17th century the drawing was at times with Mielke catalog #11 (Landscape with Fortified City) in the same unknown collection (?)., Richard Payne Kinght Bequest, 1824.</text:p>
          </table:table-cell>
          <table:table-cell/>
          <table:table-cell office:value-type="string">
            <text:p>10_Mountain_Landscape_with_River_and_Travelers.jpg</text:p>
          </table:table-cell>
          <table:table-cell table:number-columns-repeated="1019"/>
        </table:table-row>
        <table:table-row table:style-name="ro1">
          <table:table-cell office:value-type="float" office:value="10048">
            <text:p>10048</text:p>
          </table:table-cell>
          <table:table-cell/>
          <table:table-cell office:value-type="string">
            <text:p>P. Crozat (L.2151-52), P.J. Mariette (L.1852).</text:p>
          </table:table-cell>
          <table:table-cell/>
          <table:table-cell office:value-type="string">
            <text:p>10a_Mountain_Landscape_with_River_and_Travelers_Copy_Paris.jpg</text:p>
          </table:table-cell>
          <table:table-cell table:number-columns-repeated="1019"/>
        </table:table-row>
        <table:table-row table:style-name="ro1">
          <table:table-cell office:value-type="float" office:value="10049">
            <text:p>10049</text:p>
          </table:table-cell>
          <table:table-cell table:number-columns-repeated="3"/>
          <table:table-cell office:value-type="string">
            <text:p>11_Landscape_with_Fortified_City.jpg</text:p>
          </table:table-cell>
          <table:table-cell office:value-type="string">
            <text:p>The 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050">
            <text:p>10050</text:p>
          </table:table-cell>
          <table:table-cell table:number-columns-repeated="3"/>
          <table:table-cell office:value-type="string">
            <text:p>12_Rest_on_the_Flight_into_Egypt_Berlin.jpg</text:p>
          </table:table-cell>
          <table:table-cell table:number-columns-repeated="1019"/>
        </table:table-row>
        <table:table-row table:style-name="ro1">
          <table:table-cell office:value-type="float" office:value="10051">
            <text:p>10051</text:p>
          </table:table-cell>
          <table:table-cell/>
          <table:table-cell office:value-type="string">
            <text:p>J.F. Gigoux (L.1164), aquired as a donation 1896.</text:p>
          </table:table-cell>
          <table:table-cell/>
          <table:table-cell office:value-type="string">
            <text:p>13_River_Landscape_with_Draftsman_and_Quarry_Copy.jpg</text:p>
          </table:table-cell>
          <table:table-cell table:number-columns-repeated="1019"/>
        </table:table-row>
        <table:table-row table:style-name="ro1">
          <table:table-cell office:value-type="float" office:value="10052">
            <text:p>10052</text:p>
          </table:table-cell>
          <table:table-cell/>
          <table:table-cell office:value-type="string">
            <text:p>Probably acquired by the second Duke of Devonshire 1723.</text:p>
          </table:table-cell>
          <table:table-cell/>
          <table:table-cell office:value-type="string">
            <text:p>14_Rippa_Grande_Rome.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53">
            <text:p>10053</text:p>
          </table:table-cell>
          <table:table-cell table:number-columns-repeated="3"/>
          <table:table-cell office:value-type="string">
            <text:p>15_Straits_of_Messina_Copy.jpg</text:p>
          </table:table-cell>
          <table:table-cell table:number-columns-repeated="1019"/>
        </table:table-row>
        <table:table-row table:style-name="ro1">
          <table:table-cell office:value-type="float" office:value="10054">
            <text:p>10054</text:p>
          </table:table-cell>
          <table:table-cell/>
          <table:table-cell office:value-type="string">
            <text:p>Crozat, Mariette (L.1852), stamp of the Louvre L. 1899 and L. 2207.</text:p>
          </table:table-cell>
          <table:table-cell office:value-type="string">
            <text:p>http://arts-graphiques.louvre.fr/detail/oeuvres/2/109870-Paysage-alpestre</text:p>
          </table:table-cell>
          <table:table-cell office:value-type="string">
            <text:p>16_Alpine_Landscape.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55">
            <text:p>10055</text:p>
          </table:table-cell>
          <table:table-cell/>
          <table:table-cell office:value-type="string">
            <text:p>Prince of Lichtenstein, Dr. Felix Somary, Zurich, William S. Schab, New York.</text:p>
          </table:table-cell>
          <table:table-cell/>
          <table:table-cell office:value-type="string">
            <text:p>17_Landscape_with_Saint_Jerome.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56">
            <text:p>10056</text:p>
          </table:table-cell>
          <table:table-cell/>
          <table:table-cell office:value-type="string">
            <text:p>Aquired 1872.</text:p>
          </table:table-cell>
          <table:table-cell/>
          <table:table-cell office:value-type="string">
            <text:p>18_Woodland_Scene_with_Bears.jpg</text:p>
          </table:table-cell>
          <table:table-cell table:number-columns-repeated="1019"/>
        </table:table-row>
        <table:table-row table:style-name="ro1">
          <table:table-cell office:value-type="float" office:value="10057">
            <text:p>10057</text:p>
          </table:table-cell>
          <table:table-cell/>
          <table:table-cell office:value-type="string">
            <text:p>A. Coster, Brussels, Auction J. Fievez, Brussels, April 1907.</text:p>
          </table:table-cell>
          <table:table-cell/>
          <table:table-cell office:value-type="string">
            <text:p>19_Stream_with_an_Angler.jpg</text:p>
          </table:table-cell>
          <table:table-cell table:number-columns-repeated="1019"/>
        </table:table-row>
        <table:table-row table:style-name="ro1">
          <table:table-cell office:value-type="float" office:value="10058">
            <text:p>10058</text:p>
          </table:table-cell>
          <table:table-cell table:number-columns-repeated="3"/>
          <table:table-cell office:value-type="string">
            <text:p>19a_Stream_with_an_Angler_Copy.jpg</text:p>
          </table:table-cell>
          <table:table-cell table:number-columns-repeated="1019"/>
        </table:table-row>
        <table:table-row table:style-name="ro1">
          <table:table-cell office:value-type="float" office:value="10059">
            <text:p>10059</text:p>
          </table:table-cell>
          <table:table-cell/>
          <table:table-cell office:value-type="string">
            <text:p>van Haecken (L. 2516), J.J. Lindmann (L. 1479 a, Suppl.), W.F.E. Gurley.</text:p>
          </table:table-cell>
          <table:table-cell/>
          <table:table-cell office:value-type="string">
            <text:p>20_Group_of_Trees_with_Goats_Copy.jpg</text:p>
          </table:table-cell>
          <table:table-cell table:number-columns-repeated="1019"/>
        </table:table-row>
        <table:table-row table:style-name="ro1">
          <table:table-cell office:value-type="float" office:value="10060">
            <text:p>10060</text:p>
          </table:table-cell>
          <table:table-cell/>
          <table:table-cell office:value-type="string">
            <text:p>VERSO: H. Hamal, Lüttich (L.1231), W. Mayor, London (L.2798), Aquired 1879 (L. 1607).</text:p>
          </table:table-cell>
          <table:table-cell/>
          <table:table-cell office:value-type="string">
            <text:p>21_Italian_Landscape_recto_Landscape_with_Castle_verso.jpg</text:p>
          </table:table-cell>
          <table:table-cell table:number-columns-repeated="1019"/>
        </table:table-row>
        <table:table-row table:style-name="ro1">
          <table:table-cell office:value-type="float" office:value="10061">
            <text:p>10061</text:p>
          </table:table-cell>
          <table:table-cell/>
          <table:table-cell office:value-type="string">
            <text:p>VERSO: F. Berovsky, Lanna (L. 2773), Engert, aquired 1925.</text:p>
          </table:table-cell>
          <table:table-cell/>
          <table:table-cell office:value-type="string">
            <text:p>22_Verso_Landscape_with_Bears.jpg</text:p>
          </table:table-cell>
          <table:table-cell table:number-columns-repeated="1019"/>
        </table:table-row>
        <table:table-row table:style-name="ro1">
          <table:table-cell office:value-type="float" office:value="10062">
            <text:p>10062</text:p>
          </table:table-cell>
          <table:table-cell/>
          <table:table-cell office:value-type="string">
            <text:p>German private property, Christie's Auction, London 29th November 1977 Nr. 158.</text:p>
          </table:table-cell>
          <table:table-cell/>
          <table:table-cell office:value-type="string">
            <text:p>23_Landscape_with_Three_Pilgrams_.jpg</text:p>
          </table:table-cell>
          <table:table-cell table:number-columns-repeated="1019"/>
        </table:table-row>
        <table:table-row table:style-name="ro1">
          <table:table-cell office:value-type="float" office:value="10063">
            <text:p>10063</text:p>
          </table:table-cell>
          <table:table-cell/>
          <table:table-cell office:value-type="string">
            <text:p>Stamp of the Louvre (L. 1955).</text:p>
          </table:table-cell>
          <table:table-cell/>
          <table:table-cell office:value-type="string">
            <text:p>24_Large_Alpine_Landscape_Paris.jpg</text:p>
          </table:table-cell>
          <table:table-cell office:value-type="string">
            <text:p>Web Gallery of Art (from the Louvre)</text:p>
          </table:table-cell>
          <table:table-cell table:number-columns-repeated="1018"/>
        </table:table-row>
        <table:table-row table:style-name="ro1">
          <table:table-cell office:value-type="float" office:value="10066">
            <text:p>10066</text:p>
          </table:table-cell>
          <table:table-cell/>
          <table:table-cell office:value-type="string">
            <text:p>English private property, aquired 1963.</text:p>
          </table:table-cell>
          <table:table-cell/>
          <table:table-cell office:value-type="string">
            <text:p>25_Solicitudo_Rustica_London.jpg</text:p>
          </table:table-cell>
          <table:table-cell table:number-columns-repeated="1019"/>
        </table:table-row>
        <table:table-row table:style-name="ro1">
          <table:table-cell office:value-type="float" office:value="10067">
            <text:p>10067</text:p>
          </table:table-cell>
          <table:table-cell table:number-columns-repeated="3"/>
          <table:table-cell office:value-type="string">
            <text:p>26_Landscape_with_St_Jerome_Copy.jpg</text:p>
          </table:table-cell>
          <table:table-cell table:number-columns-repeated="1019"/>
        </table:table-row>
        <table:table-row table:style-name="ro1">
          <table:table-cell office:value-type="float" office:value="10068">
            <text:p>10068</text:p>
          </table:table-cell>
          <table:table-cell/>
          <table:table-cell office:value-type="string">
            <text:p>A. von Beckerath (L. 2504), aquired 1902.</text:p>
          </table:table-cell>
          <table:table-cell/>
          <table:table-cell office:value-type="string">
            <text:p>27_River_Landscape_at_Basrode.jpg</text:p>
          </table:table-cell>
          <table:table-cell table:number-columns-repeated="1019"/>
        </table:table-row>
        <table:table-row table:style-name="ro1">
          <table:table-cell office:value-type="float" office:value="10069">
            <text:p>10069</text:p>
          </table:table-cell>
          <table:table-cell table:number-columns-repeated="3"/>
          <table:table-cell office:value-type="string">
            <text:p>27a_River_Landscape_at_Basrode_Copy.jpg</text:p>
          </table:table-cell>
          <table:table-cell table:number-columns-repeated="1019"/>
        </table:table-row>
        <table:table-row table:style-name="ro1">
          <table:table-cell office:value-type="float" office:value="10070">
            <text:p>10070</text:p>
          </table:table-cell>
          <table:table-cell/>
          <table:table-cell office:value-type="string">
            <text:p>Mueller - Danlos, auction Amsterdam 12 June 1912, lot 48.</text:p>
          </table:table-cell>
          <table:table-cell/>
          <table:table-cell office:value-type="string">
            <text:p>28_River_Landscape_with_Village.jpg</text:p>
          </table:table-cell>
          <table:table-cell table:number-columns-repeated="1019"/>
        </table:table-row>
        <table:table-row table:style-name="ro1">
          <table:table-cell office:value-type="float" office:value="10071">
            <text:p>10071</text:p>
          </table:table-cell>
          <table:table-cell/>
          <table:table-cell office:value-type="string">
            <text:p>Stamp of the Louvre (L. 1955).</text:p>
          </table:table-cell>
          <table:table-cell/>
          <table:table-cell office:value-type="string">
            <text:p>29_River_Landscape_with_Angler.jpg</text:p>
          </table:table-cell>
          <table:table-cell table:number-columns-repeated="1019"/>
        </table:table-row>
        <table:table-row table:style-name="ro1">
          <table:table-cell office:value-type="float" office:value="10072">
            <text:p>10072</text:p>
          </table:table-cell>
          <table:table-cell table:number-columns-repeated="3"/>
          <table:table-cell office:value-type="string">
            <text:p>29a_River_Landscape_with_Angler_Copy.jpg</text:p>
          </table:table-cell>
          <table:table-cell table:number-columns-repeated="1019"/>
        </table:table-row>
        <table:table-row table:style-name="ro1">
          <table:table-cell office:value-type="float" office:value="10073">
            <text:p>10073</text:p>
          </table:table-cell>
          <table:table-cell table:number-columns-repeated="3"/>
          <table:table-cell office:value-type="string">
            <text:p>30_The_Temptation_of_Saint_Anthony_Oxford.jpg</text:p>
          </table:table-cell>
          <table:table-cell table:number-columns-repeated="1019"/>
        </table:table-row>
        <table:table-row table:style-name="ro1">
          <table:table-cell office:value-type="float" office:value="10074">
            <text:p>10074</text:p>
          </table:table-cell>
          <table:table-cell table:number-columns-repeated="3"/>
          <table:table-cell office:value-type="string">
            <text:p>31_Big_Fish_Eat_Little_Fish_Vienna.jpg</text:p>
          </table:table-cell>
          <table:table-cell office:value-type="string">
            <text:p>Web Gallery of Art from Grapische Sammlung Albertina, Vienna</text:p>
          </table:table-cell>
          <table:table-cell office:value-type="string">
            <text:p>http://www.wga.hu/html_m/b/bruegel/pieter_e/13/</text:p>
          </table:table-cell>
          <table:table-cell table:number-columns-repeated="1017"/>
        </table:table-row>
        <table:table-row table:style-name="ro1">
          <table:table-cell office:value-type="float" office:value="10075">
            <text:p>10075</text:p>
          </table:table-cell>
          <table:table-cell/>
          <table:table-cell office:value-type="string">
            <text:p>Fairfax Murray, aquired 1920.</text:p>
          </table:table-cell>
          <table:table-cell/>
          <table:table-cell office:value-type="string">
            <text:p>32_The_Ass_at_School_Berlin.jpg</text:p>
          </table:table-cell>
          <table:table-cell office:value-type="string">
            <text:p>Web Gallery of Art from Staatlisches Museen</text:p>
          </table:table-cell>
          <table:table-cell office:value-type="string">
            <text:p>http://www.wga.hu/html_m/b/bruegel/pieter_e/13/01drawin.html</text:p>
          </table:table-cell>
          <table:table-cell table:number-columns-repeated="1017"/>
        </table:table-row>
        <table:table-row table:style-name="ro1">
          <table:table-cell office:value-type="float" office:value="10076">
            <text:p>10076</text:p>
          </table:table-cell>
          <table:table-cell/>
          <table:table-cell office:value-type="string">
            <text:p>Vivant- Denon (L. 779-80), C. Fairfax Murray.</text:p>
          </table:table-cell>
          <table:table-cell/>
          <table:table-cell office:value-type="string">
            <text:p>33_Avaritia_Greed_London.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77">
            <text:p>10077</text:p>
          </table:table-cell>
          <table:table-cell/>
          <table:table-cell office:value-type="string">
            <text:p>Vivant- Denon (L. 779-80), C. Fairfax Murray.</text:p>
          </table:table-cell>
          <table:table-cell/>
          <table:table-cell office:value-type="string">
            <text:p>34_Gula_Gluttony_Paris.jpg</text:p>
          </table:table-cell>
          <table:table-cell table:number-columns-repeated="1019"/>
        </table:table-row>
        <table:table-row table:style-name="ro1">
          <table:table-cell office:value-type="float" office:value="10078">
            <text:p>10078</text:p>
          </table:table-cell>
          <table:table-cell/>
          <table:table-cell office:value-type="string">
            <text:p>Vivant- Denon (L. 779-80), C. Fairfax Murray.</text:p>
          </table:table-cell>
          <table:table-cell/>
          <table:table-cell office:value-type="string">
            <text:p>35_Superbia_Pride_Paris.jpg</text:p>
          </table:table-cell>
          <table:table-cell table:number-columns-repeated="1019"/>
        </table:table-row>
        <table:table-row table:style-name="ro1">
          <table:table-cell office:value-type="float" office:value="10079">
            <text:p>10079</text:p>
          </table:table-cell>
          <table:table-cell/>
          <table:table-cell office:value-type="string">
            <text:p>François Empain.</text:p>
          </table:table-cell>
          <table:table-cell/>
          <table:table-cell office:value-type="string">
            <text:p>36_Luxuria_Lust_Brussels.jpg</text:p>
          </table:table-cell>
          <table:table-cell table:number-columns-repeated="1019"/>
        </table:table-row>
        <table:table-row table:style-name="ro1">
          <table:table-cell office:value-type="float" office:value="10080">
            <text:p>10080</text:p>
          </table:table-cell>
          <table:table-cell table:number-columns-repeated="3"/>
          <table:table-cell office:value-type="string">
            <text:p>37_Ira_Anger_Florence.jpg</text:p>
          </table:table-cell>
          <table:table-cell table:number-columns-repeated="1019"/>
        </table:table-row>
        <table:table-row table:style-name="ro1">
          <table:table-cell office:value-type="float" office:value="10081">
            <text:p>10081</text:p>
          </table:table-cell>
          <table:table-cell/>
          <table:table-cell office:value-type="string">
            <text:p>Vivant-Denon (779-780), A. Beurdeley (L.421), Ant. W.M Mensing, Robert von Hirsch, Basel.</text:p>
          </table:table-cell>
          <table:table-cell/>
          <table:table-cell office:value-type="string">
            <text:p>38_Invidia_Envy_Switzerland.jpg</text:p>
          </table:table-cell>
          <table:table-cell table:number-columns-repeated="1019"/>
        </table:table-row>
        <table:table-row table:style-name="ro1">
          <table:table-cell office:value-type="float" office:value="10082">
            <text:p>10082</text:p>
          </table:table-cell>
          <table:table-cell table:number-columns-repeated="3"/>
          <table:table-cell office:value-type="string">
            <text:p>39_Desidia_Sloth_Vienna.jpg</text:p>
          </table:table-cell>
          <table:table-cell office:value-type="string">
            <text:p>Wikimedia Commons</text:p>
          </table:table-cell>
          <table:table-cell office:value-type="string">
            <text:p>http://commons.wikimedia.org/wiki/Pieter_Bruegel_(I)</text:p>
          </table:table-cell>
          <table:table-cell table:number-columns-repeated="1017"/>
        </table:table-row>
        <table:table-row table:style-name="ro1">
          <table:table-cell office:value-type="float" office:value="10083">
            <text:p>10083</text:p>
          </table:table-cell>
          <table:table-cell/>
          <table:table-cell office:value-type="string">
            <text:p>Albert von Sachsen-Teschen (L.174).</text:p>
          </table:table-cell>
          <table:table-cell/>
          <table:table-cell office:value-type="string">
            <text:p>40_The_Last_Judgment_Vienna.jpg</text:p>
          </table:table-cell>
          <table:table-cell table:number-columns-repeated="1019"/>
        </table:table-row>
        <table:table-row table:style-name="ro1">
          <table:table-cell office:value-type="float" office:value="10084">
            <text:p>10084</text:p>
          </table:table-cell>
          <table:table-cell/>
          <table:table-cell office:value-type="string">
            <text:p>S. Woodburn (L.2584) (Auction, London 16th June 1854, Nr, 1165).</text:p>
          </table:table-cell>
          <table:table-cell/>
          <table:table-cell office:value-type="string">
            <text:p>41_Everyman_London.jpg</text:p>
          </table:table-cell>
          <table:table-cell office:value-type="string">
            <text:p>The 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085">
            <text:p>10085</text:p>
          </table:table-cell>
          <table:table-cell/>
          <table:table-cell office:value-type="string">
            <text:p>Crozat, Mariette (L.1852), The prints and drawings gifted from Benoit Oppenheim 1909.</text:p>
          </table:table-cell>
          <table:table-cell/>
          <table:table-cell office:value-type="string">
            <text:p>42_The_Alchemist_Berlin.jpg</text:p>
          </table:table-cell>
          <table:table-cell table:number-columns-repeated="1019"/>
        </table:table-row>
        <table:table-row table:style-name="ro1">
          <table:table-cell office:value-type="float" office:value="10086">
            <text:p>10086</text:p>
          </table:table-cell>
          <table:table-cell/>
          <table:table-cell office:value-type="string">
            <text:p>Former (ehem.) Herbert Bier, London.</text:p>
          </table:table-cell>
          <table:table-cell/>
          <table:table-cell office:value-type="string">
            <text:p>43_Ice_Skating_before_the_Gate_of_Saint_George_America.jpg</text:p>
          </table:table-cell>
          <table:table-cell table:number-columns-repeated="1019"/>
        </table:table-row>
        <table:table-row table:style-name="ro1">
          <table:table-cell office:value-type="float" office:value="10087">
            <text:p>10087</text:p>
          </table:table-cell>
          <table:table-cell/>
          <table:table-cell office:value-type="string">
            <text:p>Mackenzie of Gairloch (Sotheby’s Auction, London 15/16 February 1921.</text:p>
          </table:table-cell>
          <table:table-cell/>
          <table:table-cell office:value-type="string">
            <text:p>44_Kermis_at_Hoboken_London.jpg</text:p>
          </table:table-cell>
          <table:table-cell table:number-columns-repeated="1019"/>
        </table:table-row>
        <table:table-row table:style-name="ro1">
          <table:table-cell office:value-type="float" office:value="10088">
            <text:p>10088</text:p>
          </table:table-cell>
          <table:table-cell/>
          <table:table-cell office:value-type="string">
            <text:p>Andréossy, P. Langerhuizen.</text:p>
          </table:table-cell>
          <table:table-cell/>
          <table:table-cell office:value-type="string">
            <text:p>45_Fides_Faith_Amsterdam.jpg</text:p>
          </table:table-cell>
          <table:table-cell table:number-columns-repeated="1019"/>
        </table:table-row>
        <table:table-row table:style-name="ro1">
          <table:table-cell office:value-type="float" office:value="10089">
            <text:p>10089</text:p>
          </table:table-cell>
          <table:table-cell/>
          <table:table-cell office:value-type="string">
            <text:p>N. Beets, F. Koenigs (L. 1023a), D.G van Beuningen, donated 1941 through the Boymans Museum(?). (Donated by 1941, Boymans Foundation?)</text:p>
          </table:table-cell>
          <table:table-cell/>
          <table:table-cell office:value-type="string">
            <text:p>46_Caritas_Charity_Rotterdamn.jpg</text:p>
          </table:table-cell>
          <table:table-cell office:value-type="string">
            <text:p>Rotterdam</text:p>
          </table:table-cell>
          <table:table-cell office:value-type="string">
            <text:p>http://collectie2008.boijmans.nl/en/work/N%2018%20(PK)</text:p>
          </table:table-cell>
          <table:table-cell table:number-columns-repeated="1017"/>
        </table:table-row>
        <table:table-row table:style-name="ro1">
          <table:table-cell office:value-type="float" office:value="10090">
            <text:p>10090</text:p>
          </table:table-cell>
          <table:table-cell table:number-columns-repeated="3"/>
          <table:table-cell office:value-type="string">
            <text:p>47_Prudentia_Prudence_Brussels_.jpg</text:p>
          </table:table-cell>
          <table:table-cell office:value-type="string">
            <text:p>Web Gallery of Art from Musees royaux, Brussels </text:p>
          </table:table-cell>
          <table:table-cell office:value-type="string">
            <text:p>http://www.wga.hu/html_m/b/bruegel/pieter_e/13/15sin.html</text:p>
          </table:table-cell>
          <table:table-cell table:number-columns-repeated="1017"/>
        </table:table-row>
        <table:table-row table:style-name="ro1">
          <table:table-cell office:value-type="float" office:value="10091">
            <text:p>10091</text:p>
          </table:table-cell>
          <table:table-cell/>
          <table:table-cell office:value-type="string">
            <text:p>Andréossy (Paris Auction 13 April 1864, Nr. 227), W. Koller (L. 2632)? (so Bussels 1980 Nr. 29).</text:p>
          </table:table-cell>
          <table:table-cell/>
          <table:table-cell office:value-type="string">
            <text:p>48_Spes_Hope_Berlin.jpg</text:p>
          </table:table-cell>
          <table:table-cell table:number-columns-repeated="1019"/>
        </table:table-row>
        <table:table-row table:style-name="ro1">
          <table:table-cell office:value-type="float" office:value="10092">
            <text:p>10092</text:p>
          </table:table-cell>
          <table:table-cell/>
          <table:table-cell office:value-type="string">
            <text:p>W. Koller (L.2632), von Lanna.</text:p>
          </table:table-cell>
          <table:table-cell/>
          <table:table-cell office:value-type="string">
            <text:p>49_Justitia_Justice_Brussels.jpg</text:p>
          </table:table-cell>
          <table:table-cell table:number-columns-repeated="1019"/>
        </table:table-row>
        <table:table-row table:style-name="ro1">
          <table:table-cell office:value-type="float" office:value="10093">
            <text:p>10093</text:p>
          </table:table-cell>
          <table:table-cell/>
          <table:table-cell office:value-type="string">
            <text:p>Andréossy, W. Koller (L.2632), M. Strauß, Czeczowicza, Vienna, Graupe, F. Koenigs (L.1023a Suppl.), Gift from D.G. van Beuningen 1941.</text:p>
          </table:table-cell>
          <table:table-cell/>
          <table:table-cell office:value-type="string">
            <text:p>50_Fortitudo_Fortitude_Rotterdam.png</text:p>
          </table:table-cell>
          <table:table-cell office:value-type="string">
            <text:p>Rotterdam</text:p>
          </table:table-cell>
          <table:table-cell office:value-type="string">
            <text:p>http://collectie2008.boijmans.nl/en/work/N%20189%20(PK)</text:p>
          </table:table-cell>
          <table:table-cell table:number-columns-repeated="1017"/>
        </table:table-row>
        <table:table-row table:style-name="ro1">
          <table:table-cell office:value-type="float" office:value="10094">
            <text:p>10094</text:p>
          </table:table-cell>
          <table:table-cell/>
          <table:table-cell office:value-type="string">
            <text:p>P. Wouters, F.J.O. Boymans, “Vermächtnis” [bequest, inheritence] 1847 (L.1875).</text:p>
          </table:table-cell>
          <table:table-cell/>
          <table:table-cell office:value-type="string">
            <text:p>51_Temperantia_Temperance_Rotterdam.jpg</text:p>
          </table:table-cell>
          <table:table-cell office:value-type="string">
            <text:p>Rotterdam</text:p>
          </table:table-cell>
          <table:table-cell office:value-type="string">
            <text:p>http://collectie2008.boijmans.nl/en/work/MB%20331%20(PK)</text:p>
          </table:table-cell>
          <table:table-cell table:number-columns-repeated="1017"/>
        </table:table-row>
        <table:table-row table:style-name="ro1">
          <table:table-cell office:value-type="float" office:value="10095">
            <text:p>10095</text:p>
          </table:table-cell>
          <table:table-cell office:value-type="string">
            <text:p>10120 </text:p>
          </table:table-cell>
          <table:table-cell office:value-type="string">
            <text:p>Bruce Ingram, London (L.1405a Suppl.), count Seilern.</text:p>
          </table:table-cell>
          <table:table-cell/>
          <table:table-cell office:value-type="string">
            <text:p>A-storm-in-the-River-Schelde-with-a-view-of-Antwerp.jpg</text:p>
          </table:table-cell>
          <table:table-cell office:value-type="string">
            <text:p>Web Gallery of Art from Courtald Gallery London</text:p>
          </table:table-cell>
          <table:table-cell office:value-type="string">
            <text:p>http://www.wga.hu/html_m/b/bruegel/pieter_e/13/</text:p>
          </table:table-cell>
          <table:table-cell table:number-columns-repeated="1017"/>
        </table:table-row>
        <table:table-row table:style-name="ro1">
          <table:table-cell office:value-type="float" office:value="10096">
            <text:p>10096</text:p>
          </table:table-cell>
          <table:table-cell/>
          <table:table-cell office:value-type="string">
            <text:p>Sotheby’s Auction, London 26 June 1957 Nr. 3.</text:p>
          </table:table-cell>
          <table:table-cell/>
          <table:table-cell office:value-type="string">
            <text:p>53_The_Rabbit_Hunt_Paris.jpg</text:p>
          </table:table-cell>
          <table:table-cell office:value-type="string">
            <text:p>Rotterdam - in footnote of mountain landscape with journey to Emmaus - cited as fig. 1 Pieter Bruegel (I). Rabbit hunt, 1560. Paris, Fondation Custodia, Collection Frits Lugt, inv. no. 6959</text:p>
          </table:table-cell>
          <table:table-cell office:value-type="string">
            <text:p>http://collectie2008.boijmans.nl/en/work/N%2086%20(PK)</text:p>
          </table:table-cell>
          <table:table-cell table:number-columns-repeated="1017"/>
        </table:table-row>
        <table:table-row table:style-name="ro1">
          <table:table-cell office:value-type="float" office:value="10097">
            <text:p>10097</text:p>
          </table:table-cell>
          <table:table-cell/>
          <table:table-cell office:value-type="string">
            <text:p>C. Rolas du Rosey (L. 2237), I.Q. van Regteren Altena, F. Koenigs (L.1023a Suppl.), D.G. van Beuningen, 1941 “der Stiftung Boymans geschenkt" [donation of Boymans(?)]</text:p>
          </table:table-cell>
          <table:table-cell/>
          <table:table-cell office:value-type="string">
            <text:p>54_View_of_Reggio_di_Calabria.jpg</text:p>
          </table:table-cell>
          <table:table-cell office:value-type="string">
            <text:p>Rotterdam</text:p>
          </table:table-cell>
          <table:table-cell office:value-type="string">
            <text:p>http://collectie2008.boijmans.nl/en/work/N%20191%20(PK)</text:p>
          </table:table-cell>
          <table:table-cell table:number-columns-repeated="1017"/>
        </table:table-row>
        <table:table-row table:style-name="ro1">
          <table:table-cell office:value-type="float" office:value="10098">
            <text:p>10098</text:p>
          </table:table-cell>
          <table:table-cell/>
          <table:table-cell office:value-type="string">
            <text:p>Albert von Sachsen-Teschen (L.174).</text:p>
          </table:table-cell>
          <table:table-cell/>
          <table:table-cell office:value-type="string">
            <text:p>55_The_Descent_of_Christ_into_Limbo_Vienna.png</text:p>
          </table:table-cell>
          <table:table-cell table:number-columns-repeated="1019"/>
        </table:table-row>
        <table:table-row table:style-name="ro1">
          <table:table-cell office:value-type="float" office:value="10099">
            <text:p>10099</text:p>
          </table:table-cell>
          <table:table-cell/>
          <table:table-cell office:value-type="string">
            <text:p>A. Grahl (L.1199), A. Rethel, Else Sohn, F. Koenigs (L.1023a Suppl.), gift from D.G. van Beuningen 1941.</text:p>
          </table:table-cell>
          <table:table-cell/>
          <table:table-cell office:value-type="string">
            <text:p>56_The_Resurrection_of_Christ_Rotterdam.jpg</text:p>
          </table:table-cell>
          <table:table-cell office:value-type="string">
            <text:p>Rotterdamn</text:p>
          </table:table-cell>
          <table:table-cell office:value-type="string">
            <text:p>http://collectie2008.boijmans.nl/en/work/N%20121%20(PK)</text:p>
          </table:table-cell>
          <table:table-cell table:number-columns-repeated="1017"/>
        </table:table-row>
        <table:table-row table:style-name="ro1">
          <table:table-cell office:value-type="float" office:value="10100">
            <text:p>10100</text:p>
          </table:table-cell>
          <table:table-cell/>
          <table:table-cell office:value-type="string">
            <text:p>Acquired before 1756.</text:p>
          </table:table-cell>
          <table:table-cell/>
          <table:table-cell office:value-type="string">
            <text:p>57_A_Gooseherd.jpg</text:p>
          </table:table-cell>
          <table:table-cell table:number-columns-repeated="1019"/>
        </table:table-row>
        <table:table-row table:style-name="ro1">
          <table:table-cell office:value-type="float" office:value="10101">
            <text:p>10101</text:p>
          </table:table-cell>
          <table:table-cell table:number-columns-repeated="3"/>
          <table:table-cell office:value-type="string">
            <text:p>default_images/to_do_0.jpg</text:p>
          </table:table-cell>
          <table:table-cell table:number-columns-repeated="1019"/>
        </table:table-row>
        <table:table-row table:style-name="ro1">
          <table:table-cell office:value-type="float" office:value="10102">
            <text:p>10102</text:p>
          </table:table-cell>
          <table:table-cell/>
          <table:table-cell office:value-type="string">
            <text:p>Auction Hotel Drouot, Paris, 20 may 1966, Nr. 144.</text:p>
          </table:table-cell>
          <table:table-cell/>
          <table:table-cell office:value-type="string">
            <text:p>58_The_Bagpipe_Player.jpg</text:p>
          </table:table-cell>
          <table:table-cell table:number-columns-repeated="1019"/>
        </table:table-row>
        <table:table-row table:style-name="ro1">
          <table:table-cell office:value-type="float" office:value="10103">
            <text:p>10103</text:p>
          </table:table-cell>
          <table:table-cell/>
          <table:table-cell office:value-type="string">
            <text:p>J.G. von Quandt, Leipzig.</text:p>
          </table:table-cell>
          <table:table-cell/>
          <table:table-cell office:value-type="string">
            <text:p>58a_The_Bagpipe_Player_Copy.jpg</text:p>
          </table:table-cell>
          <table:table-cell office:value-type="string">
            <text:p>The Met</text:p>
          </table:table-cell>
          <table:table-cell office:value-type="string">
            <text:p>http://www.metmuseum.org/collection/the-collection-online/search/335172</text:p>
          </table:table-cell>
          <table:table-cell table:number-columns-repeated="1017"/>
        </table:table-row>
        <table:table-row table:style-name="ro1">
          <table:table-cell office:value-type="float" office:value="10104">
            <text:p>10104</text:p>
          </table:table-cell>
          <table:table-cell table:number-columns-repeated="3"/>
          <table:table-cell office:value-type="string">
            <text:p>59_Four_Men_Standing_in_Conversation.jpg</text:p>
          </table:table-cell>
          <table:table-cell table:number-columns-repeated="1019"/>
        </table:table-row>
        <table:table-row table:style-name="ro1">
          <table:table-cell office:value-type="float" office:value="10105">
            <text:p>10105</text:p>
          </table:table-cell>
          <table:table-cell/>
          <table:table-cell office:value-type="string">
            <text:p>Albert von Sachsen-Teschen (L.174).</text:p>
          </table:table-cell>
          <table:table-cell/>
          <table:table-cell office:value-type="string">
            <text:p>60_The_Painter_and_the_Connoisseur.jpg</text:p>
          </table:table-cell>
          <table:table-cell office:value-type="string">
            <text:p>Web Gallery of Art from Graphische Sammlung Albertina, Vienna</text:p>
          </table:table-cell>
          <table:table-cell office:value-type="string">
            <text:p>http://www.wga.hu/html_m/b/bruegel/pieter_e/13/08drawin.html</text:p>
          </table:table-cell>
          <table:table-cell table:number-columns-repeated="1017"/>
        </table:table-row>
        <table:table-row table:style-name="ro1">
          <table:table-cell office:value-type="float" office:value="10106">
            <text:p>10106</text:p>
          </table:table-cell>
          <table:table-cell table:number-columns-repeated="3"/>
          <table:table-cell office:value-type="string">
            <text:p>60a_The_Painter_and_the_Connoisseur_Copy.jpg</text:p>
          </table:table-cell>
          <table:table-cell table:number-columns-repeated="1019"/>
        </table:table-row>
        <table:table-row table:style-name="ro1">
          <table:table-cell office:value-type="float" office:value="10107">
            <text:p>10107</text:p>
          </table:table-cell>
          <table:table-cell table:number-columns-repeated="3"/>
          <table:table-cell office:value-type="string">
            <text:p>60b_The_Painter_and_the_Connoisseur_Copy_London_Private_Collection.jpg</text:p>
          </table:table-cell>
          <table:table-cell table:number-columns-repeated="1019"/>
        </table:table-row>
        <table:table-row table:style-name="ro1">
          <table:table-cell office:value-type="float" office:value="10108">
            <text:p>10108</text:p>
          </table:table-cell>
          <table:table-cell table:number-columns-repeated="3"/>
          <table:table-cell office:value-type="string">
            <text:p>60c_The_Painter_and_the_Connosieur_Copy_Amsterdam.jpg</text:p>
          </table:table-cell>
          <table:table-cell table:number-columns-repeated="1019"/>
        </table:table-row>
        <table:table-row table:style-name="ro1">
          <table:table-cell office:value-type="float" office:value="10109">
            <text:p>10109</text:p>
          </table:table-cell>
          <table:table-cell table:number-columns-repeated="3"/>
          <table:table-cell office:value-type="string">
            <text:p>60d_The_Painter_and_the_Connosieur_Copy_London.jpg</text:p>
          </table:table-cell>
          <table:table-cell table:number-columns-repeated="1019"/>
        </table:table-row>
        <table:table-row table:style-name="ro1">
          <table:table-cell office:value-type="float" office:value="10110">
            <text:p>10110</text:p>
          </table:table-cell>
          <table:table-cell table:number-columns-repeated="3"/>
          <table:table-cell office:value-type="string">
            <text:p>61_The_Fall_of_the_Magician_Hermogenes_Amsterdam.jpg</text:p>
          </table:table-cell>
          <table:table-cell table:number-columns-repeated="1019"/>
        </table:table-row>
        <table:table-row table:style-name="ro1">
          <table:table-cell office:value-type="float" office:value="10111">
            <text:p>10111</text:p>
          </table:table-cell>
          <table:table-cell/>
          <table:table-cell office:value-type="string">
            <text:p>Albert von Sachsen-Teschen (L.174).</text:p>
          </table:table-cell>
          <table:table-cell/>
          <table:table-cell office:value-type="string">
            <text:p>62a_The_Epileptic_Woman_of_Muelebeke_Copy.png</text:p>
          </table:table-cell>
          <table:table-cell table:number-columns-repeated="1019"/>
        </table:table-row>
        <table:table-row table:style-name="ro1">
          <table:table-cell office:value-type="float" office:value="10112">
            <text:p>10112</text:p>
          </table:table-cell>
          <table:table-cell/>
          <table:table-cell office:value-type="string">
            <text:p>G. Braamkamp, Ploos van Amstel (L.3002), Aquired from F. Muller 1892.</text:p>
          </table:table-cell>
          <table:table-cell/>
          <table:table-cell office:value-type="string">
            <text:p>62b_The_Epileptic_Woman_of_Meulebeke_Copy_Amsterdam.png</text:p>
          </table:table-cell>
          <table:table-cell table:number-columns-repeated="1019"/>
        </table:table-row>
        <table:table-row table:style-name="ro1">
          <table:table-cell office:value-type="float" office:value="10113">
            <text:p>10113</text:p>
          </table:table-cell>
          <table:table-cell/>
          <table:table-cell office:value-type="string">
            <text:p>Aquired 1878.</text:p>
          </table:table-cell>
          <table:table-cell/>
          <table:table-cell office:value-type="string">
            <text:p>62c_The_Epileptic_Woman_of_Muelebeke_Copy_Berlin.jpg</text:p>
          </table:table-cell>
          <table:table-cell table:number-columns-repeated="1019"/>
        </table:table-row>
        <table:table-row table:style-name="ro1">
          <table:table-cell office:value-type="float" office:value="10114">
            <text:p>10114</text:p>
          </table:table-cell>
          <table:table-cell/>
          <table:table-cell office:value-type="string">
            <text:p>Sotheby's Auction, London 21. January 1959, Nr. 2, aquired with the assistance of the N.A.C.F.</text:p>
          </table:table-cell>
          <table:table-cell/>
          <table:table-cell office:value-type="string">
            <text:p>63_The_Calumny_of_Apelles_des_Apelles.jpg</text:p>
          </table:table-cell>
          <table:table-cell office:value-type="string">
            <text:p><text:s/>Wikimedia Commons</text:p>
          </table:table-cell>
          <table:table-cell office:value-type="string">
            <text:p>http://commons.wikimedia.org/wiki/File:Calumny_of_Apelles_by_Pieter_Bruegel_the_Elder.jpg</text:p>
          </table:table-cell>
          <table:table-cell table:number-columns-repeated="1017"/>
        </table:table-row>
        <table:table-row table:style-name="ro1">
          <table:table-cell office:value-type="float" office:value="10115">
            <text:p>10115</text:p>
          </table:table-cell>
          <table:table-cell/>
          <table:table-cell office:value-type="string">
            <text:p>Max Strauss, Gofffried Eissler, aquired 1924.</text:p>
          </table:table-cell>
          <table:table-cell/>
          <table:table-cell office:value-type="string">
            <text:p>64_Spring_Vienna.jpg</text:p>
          </table:table-cell>
          <table:table-cell office:value-type="string">
            <text:p><text:s/>Wikimedia Commons</text:p>
          </table:table-cell>
          <table:table-cell office:value-type="string">
            <text:p>http://commons.wikimedia.org/wiki/File:Pieter_Bruegel_the_Elder_-_Spring,_1565_-_Google_Art_Project.jpg</text:p>
          </table:table-cell>
          <table:table-cell table:number-columns-repeated="1017"/>
        </table:table-row>
        <table:table-row table:style-name="ro1">
          <table:table-cell office:value-type="float" office:value="10116">
            <text:p>10116</text:p>
          </table:table-cell>
          <table:table-cell/>
          <table:table-cell office:value-type="string">
            <text:p>Figdor (L.926d Suppl.) Aquired in 1932 from Harris Brisbane Dick Fund.</text:p>
          </table:table-cell>
          <table:table-cell/>
          <table:table-cell office:value-type="string">
            <text:p>65_The_Dirty_Bride_or_The_Wedding_of_Mopsus_and_Nisa_New_York.jpg</text:p>
          </table:table-cell>
          <table:table-cell office:value-type="string">
            <text:p>The Met </text:p>
          </table:table-cell>
          <table:table-cell office:value-type="string">
            <text:p>http://www.metmuseum.org/collection/the-collection-online/search/338710</text:p>
          </table:table-cell>
          <table:table-cell table:number-columns-repeated="1017"/>
        </table:table-row>
        <table:table-row table:style-name="ro1">
          <table:table-cell office:value-type="float" office:value="10118">
            <text:p>10118</text:p>
          </table:table-cell>
          <table:table-cell/>
          <table:table-cell office:value-type="string">
            <text:p>Goll von Frankenstein (L.2987), Legat Harzen (L.1244).</text:p>
          </table:table-cell>
          <table:table-cell/>
          <table:table-cell office:value-type="string">
            <text:p>67_Summer_Hamburg.jpg</text:p>
          </table:table-cell>
          <table:table-cell office:value-type="string">
            <text:p>Web Gallery Of Art from Kunsthalle Hamburg</text:p>
          </table:table-cell>
          <table:table-cell office:value-type="string">
            <text:p>http://www.wga.hu/html_m/b/bruegel/pieter_e/13/</text:p>
          </table:table-cell>
          <table:table-cell table:number-columns-repeated="1017"/>
        </table:table-row>
        <table:table-row table:style-name="ro1">
          <table:table-cell office:value-type="float" office:value="10119">
            <text:p>10119</text:p>
          </table:table-cell>
          <table:table-cell table:number-columns-repeated="3"/>
          <table:table-cell office:value-type="string">
            <text:p>The_Rabbit_Hun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0">
            <text:p>10120</text:p>
          </table:table-cell>
          <table:table-cell table:number-columns-repeated="3"/>
          <table:table-cell office:value-type="string">
            <text:p>Landscape_with_the_Temptation_of_Chris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1">
            <text:p>10121</text:p>
          </table:table-cell>
          <table:table-cell table:number-columns-repeated="3"/>
          <table:table-cell office:value-type="string">
            <text:p>The_Parable_of_the_Good_Shepherd.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2">
            <text:p>10122</text:p>
          </table:table-cell>
          <table:table-cell table:number-columns-repeated="3"/>
          <table:table-cell office:value-type="string">
            <text:p>The_Parable_of_the_Wise_and_Foolish_Virgin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3">
            <text:p>10123</text:p>
          </table:table-cell>
          <table:table-cell table:number-columns-repeated="3"/>
          <table:table-cell office:value-type="string">
            <text:p>The_Resurrectio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4">
            <text:p>10124</text:p>
          </table:table-cell>
          <table:table-cell table:number-columns-repeated="3"/>
          <table:table-cell office:value-type="string">
            <text:p>Christ_and_the_Disciples_on_the_Way_to_Emmau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5">
            <text:p>10125</text:p>
          </table:table-cell>
          <table:table-cell table:number-columns-repeated="3"/>
          <table:table-cell office:value-type="string">
            <text:p>The_Descent_of_Christ_into_Limbo.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6">
            <text:p>10126</text:p>
          </table:table-cell>
          <table:table-cell table:number-columns-repeated="3"/>
          <table:table-cell office:value-type="string">
            <text:p>The_Last_Judgmen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7">
            <text:p>10127</text:p>
          </table:table-cell>
          <table:table-cell table:number-columns-repeated="3"/>
          <table:table-cell office:value-type="string">
            <text:p>The_Death_of_the_Virgi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8">
            <text:p>10128</text:p>
          </table:table-cell>
          <table:table-cell table:number-columns-repeated="3"/>
          <table:table-cell office:value-type="string">
            <text:p>The_Temptation_of_St_Anthony.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29">
            <text:p>10129</text:p>
          </table:table-cell>
          <table:table-cell table:number-columns-repeated="3"/>
          <table:table-cell office:value-type="string">
            <text:p>St_James_and_the_Magician_Hermogen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0">
            <text:p>10130</text:p>
          </table:table-cell>
          <table:table-cell table:number-columns-repeated="3"/>
          <table:table-cell office:value-type="string">
            <text:p>The_Fall_of_the_Magicia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1">
            <text:p>10131</text:p>
          </table:table-cell>
          <table:table-cell table:number-columns-repeated="3"/>
          <table:table-cell office:value-type="string">
            <text:p>Faith_Fid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2">
            <text:p>10132</text:p>
          </table:table-cell>
          <table:table-cell table:number-columns-repeated="3"/>
          <table:table-cell office:value-type="string">
            <text:p>Hope_Sp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3">
            <text:p>10133</text:p>
          </table:table-cell>
          <table:table-cell table:number-columns-repeated="3"/>
          <table:table-cell office:value-type="string">
            <text:p>Charity_Charita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4">
            <text:p>10134</text:p>
          </table:table-cell>
          <table:table-cell table:number-columns-repeated="3"/>
          <table:table-cell office:value-type="string">
            <text:p>Justice_Justic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5">
            <text:p>10135</text:p>
          </table:table-cell>
          <table:table-cell table:number-columns-repeated="3"/>
          <table:table-cell office:value-type="string">
            <text:p>Prudence_Prudent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6">
            <text:p>10136</text:p>
          </table:table-cell>
          <table:table-cell office:value-type="string">
            <text:p>10204 |10205 |10206 |10207 |10208 |10209 |10210 </text:p>
          </table:table-cell>
          <table:table-cell table:number-columns-repeated="2"/>
          <table:table-cell office:value-type="string">
            <text:p>Fortitude_Fortitudo.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7">
            <text:p>10137</text:p>
          </table:table-cell>
          <table:table-cell table:number-columns-repeated="3"/>
          <table:table-cell office:value-type="string">
            <text:p>Temperance_Temperant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8">
            <text:p>10138</text:p>
          </table:table-cell>
          <table:table-cell office:value-type="string">
            <text:p>10399 |10400 |10401 |10402 |10403 |10404 </text:p>
          </table:table-cell>
          <table:table-cell table:number-columns-repeated="2"/>
          <table:table-cell office:value-type="string">
            <text:p>Patience_Patient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39">
            <text:p>10139</text:p>
          </table:table-cell>
          <table:table-cell table:number-columns-repeated="3"/>
          <table:table-cell office:value-type="string">
            <text:p>Anger_Ir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40">
            <text:p>10140</text:p>
          </table:table-cell>
          <table:table-cell office:value-type="string">
            <text:p>8440 |8441 |8442 </text:p>
          </table:table-cell>
          <table:table-cell table:number-columns-repeated="2"/>
          <table:table-cell office:value-type="string">
            <text:p>Sloth_Desid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41">
            <text:p>10141</text:p>
          </table:table-cell>
          <table:table-cell table:number-columns-repeated="3"/>
          <table:table-cell office:value-type="string">
            <text:p>Pride_Superb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42">
            <text:p>10142</text:p>
          </table:table-cell>
          <table:table-cell table:number-columns-repeated="3"/>
          <table:table-cell office:value-type="string">
            <text:p>Avarice_Avarit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43">
            <text:p>10143</text:p>
          </table:table-cell>
          <table:table-cell table:number-columns-repeated="3"/>
          <table:table-cell office:value-type="string">
            <text:p>Gluttony_Gul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44">
            <text:p>10144</text:p>
          </table:table-cell>
          <table:table-cell office:value-type="string">
            <text:p>10332 |10333 |10334 |10335 </text:p>
          </table:table-cell>
          <table:table-cell table:number-columns-repeated="2"/>
          <table:table-cell office:value-type="string">
            <text:p>Envy_Invid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45">
            <text:p>10145</text:p>
          </table:table-cell>
          <table:table-cell office:value-type="string">
            <text:p>8466 |8467 |8468 |8469 </text:p>
          </table:table-cell>
          <table:table-cell table:number-columns-repeated="2"/>
          <table:table-cell office:value-type="string">
            <text:p>Lust_Luxur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46">
            <text:p>10146</text:p>
          </table:table-cell>
          <table:table-cell table:number-columns-repeated="3"/>
          <table:table-cell office:value-type="string">
            <text:p>The_Triumph_of_Time.jpg</text:p>
          </table:table-cell>
          <table:table-cell office:value-type="string">
            <text:p>Met Museum</text:p>
          </table:table-cell>
          <table:table-cell office:value-type="string">
            <text:p>http://www.metmuseum.org/collection/the-collection-online/search/410914</text:p>
          </table:table-cell>
          <table:table-cell table:number-columns-repeated="1017"/>
        </table:table-row>
        <table:table-row table:style-name="ro1">
          <table:table-cell office:value-type="float" office:value="10147">
            <text:p>10147</text:p>
          </table:table-cell>
          <table:table-cell table:number-columns-repeated="3"/>
          <table:table-cell office:value-type="string">
            <text:p>Spring_Ver.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48">
            <text:p>10148</text:p>
          </table:table-cell>
          <table:table-cell table:number-columns-repeated="3"/>
          <table:table-cell office:value-type="string">
            <text:p>Summer_Aesta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49">
            <text:p>10149</text:p>
          </table:table-cell>
          <table:table-cell table:number-columns-repeated="3"/>
          <table:table-cell office:value-type="string">
            <text:p>Big_Fish_Eat_Little_Fish.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50">
            <text:p>10150</text:p>
          </table:table-cell>
          <table:table-cell table:number-columns-repeated="3"/>
          <table:table-cell office:value-type="string">
            <text:p>The_Ass_at_School.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51">
            <text:p>10151</text:p>
          </table:table-cell>
          <table:table-cell table:number-columns-repeated="3"/>
          <table:table-cell office:value-type="string">
            <text:p>The_Battle_of_the_Moneybags_and_Strong_Box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52">
            <text:p>10152</text:p>
          </table:table-cell>
          <table:table-cell table:number-columns-repeated="3"/>
          <table:table-cell office:value-type="string">
            <text:p>The_Merchant_Robbed_by_Monkeys.jpg</text:p>
          </table:table-cell>
          <table:table-cell office:value-type="string">
            <text:p>Met Museum</text:p>
          </table:table-cell>
          <table:table-cell office:value-type="string">
            <text:p>http://www.metmuseum.org/collection/the-collection-online/search/410922</text:p>
          </table:table-cell>
          <table:table-cell table:number-columns-repeated="1017"/>
        </table:table-row>
        <table:table-row table:style-name="ro1">
          <table:table-cell office:value-type="float" office:value="10153">
            <text:p>10153</text:p>
          </table:table-cell>
          <table:table-cell table:number-columns-repeated="3"/>
          <table:table-cell office:value-type="string">
            <text:p>Everyma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54">
            <text:p>10154</text:p>
          </table:table-cell>
          <table:table-cell table:number-columns-repeated="3"/>
          <table:table-cell office:value-type="string">
            <text:p>The_Thin_Kitche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55">
            <text:p>10155</text:p>
          </table:table-cell>
          <table:table-cell table:number-columns-repeated="3"/>
          <table:table-cell office:value-type="string">
            <text:p>The_Fat_Kitche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56">
            <text:p>10156</text:p>
          </table:table-cell>
          <table:table-cell table:number-columns-repeated="3"/>
          <table:table-cell office:value-type="string">
            <text:p>The_Stone_Operation_or_the_Witch_of_Mallegem.jpg</text:p>
          </table:table-cell>
          <table:table-cell office:value-type="string">
            <text:p>Rijksmuseum</text:p>
          </table:table-cell>
          <table:table-cell office:value-type="string">
            <text:p>https://www.rijksmuseum.nl/en/search/objects</text:p>
          </table:table-cell>
          <table:table-cell table:number-columns-repeated="1017"/>
        </table:table-row>
        <table:table-row table:style-name="ro1">
          <table:table-cell office:value-type="float" office:value="10157">
            <text:p>10157</text:p>
          </table:table-cell>
          <table:table-cell table:number-columns-repeated="3"/>
          <table:table-cell office:value-type="string">
            <text:p>Festival_of_Fool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58">
            <text:p>10158</text:p>
          </table:table-cell>
          <table:table-cell office:value-type="string">
            <text:p>8300 |8301 |8302 |8303 |8304 |8305 </text:p>
          </table:table-cell>
          <table:table-cell table:number-columns-repeated="2"/>
          <table:table-cell office:value-type="string">
            <text:p>The_Alchemis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59">
            <text:p>10159</text:p>
          </table:table-cell>
          <table:table-cell office:value-type="string">
            <text:p>8419 |8420 |8421 |8422 </text:p>
          </table:table-cell>
          <table:table-cell table:number-columns-repeated="2"/>
          <table:table-cell office:value-type="string">
            <text:p>Skating_Before_the_St_Georges_Gate_Antwerp.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60">
            <text:p>10160</text:p>
          </table:table-cell>
          <table:table-cell table:number-columns-repeated="3"/>
          <table:table-cell office:value-type="string">
            <text:p>AN00161324_001_l.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61">
            <text:p>10161</text:p>
          </table:table-cell>
          <table:table-cell table:number-columns-repeated="3"/>
          <table:table-cell office:value-type="string">
            <text:p>The_Kermis_at_Hoboken.jpg</text:p>
          </table:table-cell>
          <table:table-cell office:value-type="string">
            <text:p>Rijksmuseum</text:p>
          </table:table-cell>
          <table:table-cell office:value-type="string">
            <text:p>https://www.rijksmuseum.nl/en/collection/RP-P-OB-7369</text:p>
          </table:table-cell>
          <table:table-cell table:number-columns-repeated="1017"/>
        </table:table-row>
        <table:table-row table:style-name="ro1">
          <table:table-cell office:value-type="float" office:value="10162">
            <text:p>10162</text:p>
          </table:table-cell>
          <table:table-cell table:number-columns-repeated="3"/>
          <table:table-cell office:value-type="string">
            <text:p>The_Peasant_Wedding_Dance.jpg</text:p>
          </table:table-cell>
          <table:table-cell office:value-type="string">
            <text:p>Met Museum</text:p>
          </table:table-cell>
          <table:table-cell office:value-type="string">
            <text:p>http://www.metmuseum.org/collection/the-collection-online/search/338711</text:p>
          </table:table-cell>
          <table:table-cell table:number-columns-repeated="1017"/>
        </table:table-row>
        <table:table-row table:style-name="ro1">
          <table:table-cell office:value-type="float" office:value="10163">
            <text:p>10163</text:p>
          </table:table-cell>
          <table:table-cell table:number-columns-repeated="3"/>
          <table:table-cell office:value-type="string">
            <text:p>The_Dirty_Bride_or_the_Wedding_of_Mopsus_and_Nis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64">
            <text:p>10164</text:p>
          </table:table-cell>
          <table:table-cell table:number-columns-repeated="3"/>
          <table:table-cell office:value-type="string">
            <text:p>The_Wild_Man_or_the_Masquerade_of_Orson_and_Valentine.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65">
            <text:p>10165</text:p>
          </table:table-cell>
          <table:table-cell table:number-columns-repeated="3"/>
          <table:table-cell office:value-type="string">
            <text:p>The_Land_of_Cockaigne.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66">
            <text:p>10166</text:p>
          </table:table-cell>
          <table:table-cell office:value-type="string">
            <text:p>10245 |10246 |10247 </text:p>
          </table:table-cell>
          <table:table-cell table:number-columns-repeated="2"/>
          <table:table-cell office:value-type="string">
            <text:p>Naval_Battle_in_the_Strait_of_Messin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67">
            <text:p>10167</text:p>
          </table:table-cell>
          <table:table-cell table:number-columns-repeated="3"/>
          <table:table-cell office:value-type="string">
            <text:p>View_of_the_Tiber_Tivoli_Prospectus_Tyburtinu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68">
            <text:p>10168</text:p>
          </table:table-cell>
          <table:table-cell table:number-columns-repeated="3"/>
          <table:table-cell office:value-type="string">
            <text:p>St_Jerome_in_the_Wilderness_S_Hieronymus_in_Deserto.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69">
            <text:p>10169</text:p>
          </table:table-cell>
          <table:table-cell table:number-columns-repeated="3"/>
          <table:table-cell office:value-type="string">
            <text:p>The_Penitent_Magdalene_Magdalena_Poeniten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0">
            <text:p>10170</text:p>
          </table:table-cell>
          <table:table-cell office:value-type="string">
            <text:p>10230 |10231 |10232 |10233 </text:p>
          </table:table-cell>
          <table:table-cell table:number-columns-repeated="2"/>
          <table:table-cell office:value-type="string">
            <text:p>Alpine_Landscape_with_Deep_Valley.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1">
            <text:p>10171</text:p>
          </table:table-cell>
          <table:table-cell table:number-columns-repeated="3"/>
          <table:table-cell office:value-type="string">
            <text:p>The_Crafty_Bird_Catcher_Insidiosus_Aucep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2">
            <text:p>10172</text:p>
          </table:table-cell>
          <table:table-cell table:number-columns-repeated="3"/>
          <table:table-cell office:value-type="string">
            <text:p>The_Belgian_Wagon_Plaustrum_Belgicum.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3">
            <text:p>10173</text:p>
          </table:table-cell>
          <table:table-cell office:value-type="string">
            <text:p>8353 |8354 |8355 |8356 </text:p>
          </table:table-cell>
          <table:table-cell table:number-columns-repeated="2"/>
          <table:table-cell office:value-type="string">
            <text:p>AN00061907_001_l.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4">
            <text:p>10174</text:p>
          </table:table-cell>
          <table:table-cell table:number-columns-repeated="3"/>
          <table:table-cell office:value-type="string">
            <text:p>The_Way_to_Emmaus_Euntes_in_Emau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5">
            <text:p>10175</text:p>
          </table:table-cell>
          <table:table-cell table:number-columns-repeated="3"/>
          <table:table-cell office:value-type="string">
            <text:p>Wooded_Region_Pagus_Nemorosv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6">
            <text:p>10176</text:p>
          </table:table-cell>
          <table:table-cell office:value-type="string">
            <text:p>8443 |8444 |8445 </text:p>
          </table:table-cell>
          <table:table-cell table:number-columns-repeated="2"/>
          <table:table-cell office:value-type="string">
            <text:p>Soldiers_at_Rest_Milites_Requiescent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7">
            <text:p>10177</text:p>
          </table:table-cell>
          <table:table-cell office:value-type="string">
            <text:p>8350 |8351 |8352 </text:p>
          </table:table-cell>
          <table:table-cell table:number-columns-repeated="2"/>
          <table:table-cell office:value-type="string">
            <text:p>Rustic_Marke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8">
            <text:p>10178</text:p>
          </table:table-cell>
          <table:table-cell table:number-columns-repeated="3"/>
          <table:table-cell office:value-type="string">
            <text:p>The_Flight_into_Egypt_Fuga_Deiparae_in_Aegyptum.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1017"/>
        </table:table-row>
        <table:table-row table:style-name="ro1">
          <table:table-cell office:value-type="float" office:value="10179">
            <text:p>10179</text:p>
          </table:table-cell>
          <table:table-cell table:number-columns-repeated="3"/>
          <table:table-cell office:value-type="string">
            <text:p>Large_Alpine_Landscape.jpg</text:p>
          </table:table-cell>
          <table:table-cell office:value-type="string">
            <text:p>The Met</text:p>
          </table:table-cell>
          <table:table-cell office:value-type="string">
            <text:p>http://www.metmuseum.org/art/collection/search/415680</text:p>
          </table:table-cell>
          <table:table-cell table:number-columns-repeated="1017"/>
        </table:table-row>
        <table:table-row table:style-name="ro1">
          <table:table-cell office:value-type="float" office:value="10180">
            <text:p>10180</text:p>
          </table:table-cell>
          <table:table-cell office:value-type="string">
            <text:p>10122 |10123 |10124 |10125 |10126 |10140 </text:p>
          </table:table-cell>
          <table:table-cell table:number-columns-repeated="2"/>
          <table:table-cell office:value-type="string">
            <text:p>A_Dutch_Hulk_and_a_Boeier.jpg</text:p>
          </table:table-cell>
          <table:table-cell office:value-type="string">
            <text:p>The Met</text:p>
          </table:table-cell>
          <table:table-cell office:value-type="string">
            <text:p>http://www.metmuseum.org/art/collection/search/383040</text:p>
          </table:table-cell>
          <table:table-cell table:number-columns-repeated="1017"/>
        </table:table-row>
        <table:table-row table:style-name="ro1">
          <table:table-cell office:value-type="float" office:value="10181">
            <text:p>10181</text:p>
          </table:table-cell>
          <table:table-cell table:number-columns-repeated="3"/>
          <table:table-cell office:value-type="string">
            <text:p>Armed_Four_Master_Sailing_Towards_a_Port.jpg</text:p>
          </table:table-cell>
          <table:table-cell office:value-type="string">
            <text:p>The Met</text:p>
          </table:table-cell>
          <table:table-cell office:value-type="string">
            <text:p>http://www.metmuseum.org/art/collection/search/383043</text:p>
          </table:table-cell>
          <table:table-cell table:number-columns-repeated="1017"/>
        </table:table-row>
        <table:table-row table:style-name="ro1">
          <table:table-cell office:value-type="float" office:value="10182">
            <text:p>10182</text:p>
          </table:table-cell>
          <table:table-cell table:number-columns-repeated="3"/>
          <table:table-cell office:value-type="string">
            <text:p>Armed_Three_Master_on_the_Open_Sea_Accompanied_by_a_Galley.jpg</text:p>
          </table:table-cell>
          <table:table-cell office:value-type="string">
            <text:p>The Met</text:p>
          </table:table-cell>
          <table:table-cell office:value-type="string">
            <text:p>http://www.metmuseum.org/art/collection/search/383042</text:p>
          </table:table-cell>
          <table:table-cell table:number-columns-repeated="1017"/>
        </table:table-row>
        <table:table-row table:style-name="ro1">
          <table:table-cell office:value-type="float" office:value="10183">
            <text:p>10183</text:p>
          </table:table-cell>
          <table:table-cell table:number-columns-repeated="3"/>
          <table:table-cell office:value-type="string">
            <text:p>Armed_Three_Master_with_Daedalus_and_Icarus_in_the_Sky.jpg</text:p>
          </table:table-cell>
          <table:table-cell office:value-type="string">
            <text:p>The Met</text:p>
          </table:table-cell>
          <table:table-cell office:value-type="string">
            <text:p>http://metmuseum.org/exhibitions/view</text:p>
          </table:table-cell>
          <table:table-cell table:number-columns-repeated="1017"/>
        </table:table-row>
        <table:table-row table:style-name="ro1">
          <table:table-cell office:value-type="float" office:value="10184">
            <text:p>10184</text:p>
          </table:table-cell>
          <table:table-cell table:number-columns-repeated="3"/>
          <table:table-cell office:value-type="string">
            <text:p>Armed_Four_Master_Putting_Out_to_Sea.jpg</text:p>
          </table:table-cell>
          <table:table-cell office:value-type="string">
            <text:p>The Met</text:p>
          </table:table-cell>
          <table:table-cell office:value-type="string">
            <text:p>http://www.metmuseum.org/art/collection/search/383047</text:p>
          </table:table-cell>
          <table:table-cell table:number-columns-repeated="1017"/>
        </table:table-row>
        <table:table-row table:style-name="ro1">
          <table:table-cell office:value-type="float" office:value="10185">
            <text:p>10185</text:p>
          </table:table-cell>
          <table:table-cell table:number-columns-repeated="3"/>
          <table:table-cell office:value-type="string">
            <text:p>Armed_Three_Master_Anchored_Near_a_City.jpg</text:p>
          </table:table-cell>
          <table:table-cell office:value-type="string">
            <text:p>The Met</text:p>
          </table:table-cell>
          <table:table-cell office:value-type="string">
            <text:p>http://www.metmuseum.org/art/collection/search/383056</text:p>
          </table:table-cell>
          <table:table-cell table:number-columns-repeated="1017"/>
        </table:table-row>
        <table:table-row table:style-name="ro1">
          <table:table-cell office:value-type="float" office:value="10186">
            <text:p>10186</text:p>
          </table:table-cell>
          <table:table-cell table:number-columns-repeated="3"/>
          <table:table-cell office:value-type="string">
            <text:p>Four_Master_Left_and_Two_Three_Masters_Anchored_Near_a_Fortified_Island_with_a_Lighthouse.jpg</text:p>
          </table:table-cell>
          <table:table-cell office:value-type="string">
            <text:p>The Met</text:p>
          </table:table-cell>
          <table:table-cell office:value-type="string">
            <text:p>http://www.metmuseum.org/toah/works-of-art/59.534.23/</text:p>
          </table:table-cell>
          <table:table-cell table:number-columns-repeated="1017"/>
        </table:table-row>
        <table:table-row table:style-name="ro1">
          <table:table-cell office:value-type="float" office:value="10187">
            <text:p>10187</text:p>
          </table:table-cell>
          <table:table-cell table:number-columns-repeated="3"/>
          <table:table-cell office:value-type="string">
            <text:p>Three_Caravels_in_a_Rising_Squall_with_Arion_on_a_Dolphin.jpg</text:p>
          </table:table-cell>
          <table:table-cell office:value-type="string">
            <text:p>The Met</text:p>
          </table:table-cell>
          <table:table-cell office:value-type="string">
            <text:p>http://www.metmuseum.org/art/collection/search/338713</text:p>
          </table:table-cell>
          <table:table-cell table:number-columns-repeated="1017"/>
        </table:table-row>
        <table:table-row table:style-name="ro1">
          <table:table-cell office:value-type="float" office:value="10188">
            <text:p>10188</text:p>
          </table:table-cell>
          <table:table-cell table:number-columns-repeated="3"/>
          <table:table-cell office:value-type="string">
            <text:p>Two_Galleys_Sailing_Behind_an_Armed_Three_Master_with_Phaeton_and_Jupiter_in_the_Sky.jpg</text:p>
          </table:table-cell>
          <table:table-cell office:value-type="string">
            <text:p>The Met</text:p>
          </table:table-cell>
          <table:table-cell office:value-type="string">
            <text:p>http://www.metmuseum.org/art/collection/search/383048</text:p>
          </table:table-cell>
          <table:table-cell table:number-columns-repeated="1017"/>
        </table:table-row>
        <table:table-row table:style-name="ro1">
          <table:table-cell office:value-type="float" office:value="10189">
            <text:p>10189</text:p>
          </table:table-cell>
          <table:table-cell office:value-type="string">
            <text:p>10141 |10142 |10143 </text:p>
          </table:table-cell>
          <table:table-cell table:number-columns-repeated="2"/>
          <table:table-cell office:value-type="string">
            <text:p>A_Fleet_of_Galleys_Escorted_by_a_Caravel.jpg</text:p>
          </table:table-cell>
          <table:table-cell office:value-type="string">
            <text:p>The Met</text:p>
          </table:table-cell>
          <table:table-cell office:value-type="string">
            <text:p>http://www.metmuseum.org/art/collection/search/338708</text:p>
          </table:table-cell>
          <table:table-cell table:number-columns-repeated="1017"/>
        </table:table-row>
        <table:table-row table:style-name="ro1">
          <table:table-cell office:value-type="float" office:value="10190">
            <text:p>10190</text:p>
          </table:table-cell>
          <table:table-cell/>
          <table:table-cell office:value-type="string">
            <text:p>From Nagler (L.2529), aquired 1835.</text:p>
          </table:table-cell>
          <table:table-cell/>
          <table:table-cell office:value-type="string">
            <text:p>66_The_Beekeepers.jpg</text:p>
          </table:table-cell>
          <table:table-cell office:value-type="string">
            <text:p>Wikimedia Commons</text:p>
          </table:table-cell>
          <table:table-cell table:number-columns-repeated="1018"/>
        </table:table-row>
      </table:table>
      <table:database-ranges>
        <table:database-range table:name="__Anonymous_Sheet_DB__1" table:target-range-address="Sheet1.A1:Sheet1.H20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30">09/30/2021</text:date>, <text:time>19:42: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Unix OpenOffice.org_project/417m1$Build-9800</meta:generator>
    <dc:date>2021-09-30T19:42:36</dc:date>
    <dc:creator>Stephanie Moore</dc:creator>
    <meta:editing-duration>PT25M40S</meta:editing-duration>
    <meta:editing-cycles>13</meta:editing-cycles>
    <meta:document-statistic meta:table-count="1" meta:cell-count="832" meta:object-count="0"/>
  </office:meta>
</office:document-meta>
</file>